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_19968__33324_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 style:font-family-generic="swiss"/>
    </style:style>
    <style:style style:name="ce4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32_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 style:font-family-generic="swiss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2" style:data-style-name="N0">
      <style:table-cell-properties style:vertical-align="middle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_19968__33324_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7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9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2" style:family="table-cell" style:parent-style-name="_21315__20998__20301__91_0_93__32_3" style:data-style-name="N6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3" style:family="table-cell" style:parent-style-name="_21315__20998__20301__91_0_93__32_3" style:data-style-name="N6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7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19968__33324__Book3" style:data-style-name="N56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Book3" style:data-style-name="N56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Book3" style:data-style-name="N56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6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19968__33324__Book3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Book3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Book3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_19968__33324__Book3" style:data-style-name="N56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38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9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0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3" style:data-style-name="N6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6.1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7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9" table:default-cell-style-name="ce2"/>
        <table:table-column table:style-name="co12" table:number-columns-repeated="16352" table:default-cell-style-name="ce1"/>
        <table:table-row table:style-name="ro1">
          <table:table-cell office:value-type="string" table:number-columns-spanned="32" table:number-rows-spanned="1" table:style-name="ce38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21"/>
          <table:table-cell table:style-name="ce37"/>
          <table:table-cell office:value-type="string" table:style-name="ce22">
            <text:p>中 華 民 國 109 年 10 月 底</text:p>
          </table:table-cell>
          <table:table-cell table:number-columns-repeated="13" table:style-name="ce21"/>
          <table:table-cell table:number-columns-repeated="2" table:style-name="ce20"/>
          <table:table-cell office:value-type="string" table:style-name="ce19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9">
            <text:p>區域別</text:p>
          </table:table-cell>
          <table:table-cell office:value-type="string" table:number-columns-spanned="3" table:number-rows-spanned="1" table:style-name="ce40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41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42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4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43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8">
            <text:p>％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8">
            <text:p>％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8">
            <text:p>％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8">
            <text:p>％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8">
            <text:p>％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8">
            <text:p>％</text:p>
          </table:table-cell>
          <table:table-cell office:value-type="string" table:style-name="ce17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6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3">
            <text:p>總 <text:s text:c="3"/>計</text:p>
          </table:table-cell>
          <table:table-cell office:value-type="float" office:value="23566471" table:style-name="ce24">
            <text:p>23,566,471</text:p>
          </table:table-cell>
          <table:table-cell office:value-type="float" office:value="11677788" table:style-name="ce24">
            <text:p>11,677,788</text:p>
          </table:table-cell>
          <table:table-cell office:value-type="float" office:value="11888683" table:style-name="ce24">
            <text:p>11,888,683</text:p>
          </table:table-cell>
          <table:table-cell office:value-type="float" office:value="931411" table:style-name="ce24">
            <text:p>931,411</text:p>
          </table:table-cell>
          <table:table-cell office:value-type="float" office:value="482466" table:style-name="ce24">
            <text:p>482,466</text:p>
          </table:table-cell>
          <table:table-cell office:value-type="float" office:value="448945" table:style-name="ce24">
            <text:p>448,945</text:p>
          </table:table-cell>
          <table:table-cell office:value-type="float" office:value="3.952271852667292" table:style-name="ce29">
            <text:p>3.95</text:p>
          </table:table-cell>
          <table:table-cell office:value-type="float" office:value="1356715" table:style-name="ce24">
            <text:p>1,356,715</text:p>
          </table:table-cell>
          <table:table-cell office:value-type="float" office:value="702812" table:style-name="ce24">
            <text:p>702,812</text:p>
          </table:table-cell>
          <table:table-cell office:value-type="float" office:value="653903" table:style-name="ce24">
            <text:p>653,903</text:p>
          </table:table-cell>
          <table:table-cell office:value-type="float" office:value="5.7569714192676535" table:style-name="ce33">
            <text:p>5.76</text:p>
          </table:table-cell>
          <table:table-cell office:value-type="float" office:value="2356145" table:style-name="ce24">
            <text:p>2,356,145</text:p>
          </table:table-cell>
          <table:table-cell office:value-type="float" office:value="1221654" table:style-name="ce24">
            <text:p>1,221,654</text:p>
          </table:table-cell>
          <table:table-cell office:value-type="float" office:value="1134491" table:style-name="ce24">
            <text:p>1,134,491</text:p>
          </table:table-cell>
          <table:table-cell office:value-type="float" office:value="9.9978694306839575" table:style-name="ce29">
            <text:p>10.00</text:p>
          </table:table-cell>
          <table:table-cell office:value-type="float" office:value="2557870" table:style-name="ce24">
            <text:p>2,557,870</text:p>
          </table:table-cell>
          <table:table-cell office:value-type="float" office:value="1327248" table:style-name="ce24">
            <text:p>1,327,248</text:p>
          </table:table-cell>
          <table:table-cell office:value-type="float" office:value="1230622" table:style-name="ce24">
            <text:p>1,230,622</text:p>
          </table:table-cell>
          <table:table-cell office:value-type="float" office:value="10.85385249238208" table:style-name="ce29">
            <text:p>10.85</text:p>
          </table:table-cell>
          <table:table-cell office:value-type="float" office:value="1270038" table:style-name="ce24">
            <text:p>1,270,038</text:p>
          </table:table-cell>
          <table:table-cell office:value-type="float" office:value="664142" table:style-name="ce24">
            <text:p>664,142</text:p>
          </table:table-cell>
          <table:table-cell office:value-type="float" office:value="605896" table:style-name="ce24">
            <text:p>605,896</text:p>
          </table:table-cell>
          <table:table-cell office:value-type="float" office:value="5.3891734574939116" table:style-name="ce29">
            <text:p>5.39</text:p>
          </table:table-cell>
          <table:table-cell office:value-type="float" office:value="19426771" table:style-name="ce24">
            <text:p>19,426,771</text:p>
          </table:table-cell>
          <table:table-cell office:value-type="float" office:value="9524570" table:style-name="ce24">
            <text:p>9,524,570</text:p>
          </table:table-cell>
          <table:table-cell office:value-type="float" office:value="9902201" table:style-name="ce24">
            <text:p>9,902,201</text:p>
          </table:table-cell>
          <table:table-cell office:value-type="float" office:value="82.433941848993854" table:style-name="ce29">
            <text:p>82.43</text:p>
          </table:table-cell>
          <table:table-cell office:value-type="float" office:value="3757846" table:style-name="ce24">
            <text:p>3,757,846</text:p>
          </table:table-cell>
          <table:table-cell office:value-type="float" office:value="1713770" table:style-name="ce24">
            <text:p>1,713,770</text:p>
          </table:table-cell>
          <table:table-cell office:value-type="float" office:value="2044076" table:style-name="ce24">
            <text:p>2,044,076</text:p>
          </table:table-cell>
          <table:table-cell office:value-type="float" office:value="15.945730695104924" table:style-name="ce29">
            <text:p>15.95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新北市</text:p>
          </table:table-cell>
          <table:table-cell office:value-type="float" office:value="4029920" table:style-name="ce25">
            <text:p>4,029,920</text:p>
          </table:table-cell>
          <table:table-cell office:value-type="float" office:value="1967915" table:style-name="ce25">
            <text:p>1,967,915</text:p>
          </table:table-cell>
          <table:table-cell office:value-type="float" office:value="2062005" table:style-name="ce25">
            <text:p>2,062,005</text:p>
          </table:table-cell>
          <table:table-cell office:value-type="float" office:value="148162" table:style-name="ce25">
            <text:p>148,162</text:p>
          </table:table-cell>
          <table:table-cell office:value-type="float" office:value="76458" table:style-name="ce25">
            <text:p>76,458</text:p>
          </table:table-cell>
          <table:table-cell office:value-type="float" office:value="71704" table:style-name="ce25">
            <text:p>71,704</text:p>
          </table:table-cell>
          <table:table-cell office:value-type="float" office:value="3.6765494104101322" table:style-name="ce30">
            <text:p>3.68</text:p>
          </table:table-cell>
          <table:table-cell office:value-type="float" office:value="218358" table:style-name="ce25">
            <text:p>218,358</text:p>
          </table:table-cell>
          <table:table-cell office:value-type="float" office:value="112752" table:style-name="ce25">
            <text:p>112,752</text:p>
          </table:table-cell>
          <table:table-cell office:value-type="float" office:value="105606" table:style-name="ce25">
            <text:p>105,606</text:p>
          </table:table-cell>
          <table:table-cell office:value-type="float" office:value="5.4184202167784967" table:style-name="ce34">
            <text:p>5.42</text:p>
          </table:table-cell>
          <table:table-cell office:value-type="float" office:value="383899" table:style-name="ce25">
            <text:p>383,899</text:p>
          </table:table-cell>
          <table:table-cell office:value-type="float" office:value="198582" table:style-name="ce25">
            <text:p>198,582</text:p>
          </table:table-cell>
          <table:table-cell office:value-type="float" office:value="185317" table:style-name="ce25">
            <text:p>185,317</text:p>
          </table:table-cell>
          <table:table-cell office:value-type="float" office:value="9.5262188827569769" table:style-name="ce30">
            <text:p>9.53</text:p>
          </table:table-cell>
          <table:table-cell office:value-type="float" office:value="416215" table:style-name="ce25">
            <text:p>416,215</text:p>
          </table:table-cell>
          <table:table-cell office:value-type="float" office:value="215558" table:style-name="ce25">
            <text:p>215,558</text:p>
          </table:table-cell>
          <table:table-cell office:value-type="float" office:value="200657" table:style-name="ce25">
            <text:p>200,657</text:p>
          </table:table-cell>
          <table:table-cell office:value-type="float" office:value="10.328120657482035" table:style-name="ce30">
            <text:p>10.33</text:p>
          </table:table-cell>
          <table:table-cell office:value-type="float" office:value="206520" table:style-name="ce25">
            <text:p>206,520</text:p>
          </table:table-cell>
          <table:table-cell office:value-type="float" office:value="108060" table:style-name="ce25">
            <text:p>108,060</text:p>
          </table:table-cell>
          <table:table-cell office:value-type="float" office:value="98460" table:style-name="ce25">
            <text:p>98,460</text:p>
          </table:table-cell>
          <table:table-cell office:value-type="float" office:value="5.1246674871957758" table:style-name="ce30">
            <text:p>5.12</text:p>
          </table:table-cell>
          <table:table-cell office:value-type="float" office:value="3355278" table:style-name="ce25">
            <text:p>3,355,278</text:p>
          </table:table-cell>
          <table:table-cell office:value-type="float" office:value="1617377" table:style-name="ce25">
            <text:p>1,617,377</text:p>
          </table:table-cell>
          <table:table-cell office:value-type="float" office:value="1737901" table:style-name="ce25">
            <text:p>1,737,901</text:p>
          </table:table-cell>
          <table:table-cell office:value-type="float" office:value="83.259171397943391" table:style-name="ce30">
            <text:p>83.26</text:p>
          </table:table-cell>
          <table:table-cell office:value-type="float" office:value="612023" table:style-name="ce25">
            <text:p>612,023</text:p>
          </table:table-cell>
          <table:table-cell office:value-type="float" office:value="276191" table:style-name="ce25">
            <text:p>276,191</text:p>
          </table:table-cell>
          <table:table-cell office:value-type="float" office:value="335832" table:style-name="ce25">
            <text:p>335,832</text:p>
          </table:table-cell>
          <table:table-cell office:value-type="float" office:value="15.186976416405287" table:style-name="ce30">
            <text:p>15.19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北市</text:p>
          </table:table-cell>
          <table:table-cell office:value-type="float" office:value="2608332" table:style-name="ce25">
            <text:p>2,608,332</text:p>
          </table:table-cell>
          <table:table-cell office:value-type="float" office:value="1241493" table:style-name="ce25">
            <text:p>1,241,493</text:p>
          </table:table-cell>
          <table:table-cell office:value-type="float" office:value="1366839" table:style-name="ce25">
            <text:p>1,366,839</text:p>
          </table:table-cell>
          <table:table-cell office:value-type="float" office:value="114422" table:style-name="ce25">
            <text:p>114,422</text:p>
          </table:table-cell>
          <table:table-cell office:value-type="float" office:value="59168" table:style-name="ce25">
            <text:p>59,168</text:p>
          </table:table-cell>
          <table:table-cell office:value-type="float" office:value="55254" table:style-name="ce25">
            <text:p>55,254</text:p>
          </table:table-cell>
          <table:table-cell office:value-type="float" office:value="4.3867881849396477" table:style-name="ce30">
            <text:p>4.39</text:p>
          </table:table-cell>
          <table:table-cell office:value-type="float" office:value="165622" table:style-name="ce25">
            <text:p>165,622</text:p>
          </table:table-cell>
          <table:table-cell office:value-type="float" office:value="85509" table:style-name="ce25">
            <text:p>85,509</text:p>
          </table:table-cell>
          <table:table-cell office:value-type="float" office:value="80113" table:style-name="ce25">
            <text:p>80,113</text:p>
          </table:table-cell>
          <table:table-cell office:value-type="float" office:value="6.34972848548421" table:style-name="ce34">
            <text:p>6.35</text:p>
          </table:table-cell>
          <table:table-cell office:value-type="float" office:value="279668" table:style-name="ce25">
            <text:p>279,668</text:p>
          </table:table-cell>
          <table:table-cell office:value-type="float" office:value="144676" table:style-name="ce25">
            <text:p>144,676</text:p>
          </table:table-cell>
          <table:table-cell office:value-type="float" office:value="134992" table:style-name="ce25">
            <text:p>134,992</text:p>
          </table:table-cell>
          <table:table-cell office:value-type="float" office:value="10.722101327591734" table:style-name="ce30">
            <text:p>10.72</text:p>
          </table:table-cell>
          <table:table-cell office:value-type="float" office:value="302196" table:style-name="ce25">
            <text:p>302,196</text:p>
          </table:table-cell>
          <table:table-cell office:value-type="float" office:value="156388" table:style-name="ce25">
            <text:p>156,388</text:p>
          </table:table-cell>
          <table:table-cell office:value-type="float" office:value="145808" table:style-name="ce25">
            <text:p>145,808</text:p>
          </table:table-cell>
          <table:table-cell office:value-type="float" office:value="11.585795059831341" table:style-name="ce30">
            <text:p>11.59</text:p>
          </table:table-cell>
          <table:table-cell office:value-type="float" office:value="128866" table:style-name="ce25">
            <text:p>128,866</text:p>
          </table:table-cell>
          <table:table-cell office:value-type="float" office:value="67233" table:style-name="ce25">
            <text:p>67,233</text:p>
          </table:table-cell>
          <table:table-cell office:value-type="float" office:value="61633" table:style-name="ce25">
            <text:p>61,633</text:p>
          </table:table-cell>
          <table:table-cell office:value-type="float" office:value="4.9405520462885866" table:style-name="ce30">
            <text:p>4.94</text:p>
          </table:table-cell>
          <table:table-cell office:value-type="float" office:value="2153207" table:style-name="ce25">
            <text:p>2,153,207</text:p>
          </table:table-cell>
          <table:table-cell office:value-type="float" office:value="1005414" table:style-name="ce25">
            <text:p>1,005,414</text:p>
          </table:table-cell>
          <table:table-cell office:value-type="float" office:value="1147793" table:style-name="ce25">
            <text:p>1,147,793</text:p>
          </table:table-cell>
          <table:table-cell office:value-type="float" office:value="82.55110929130187" table:style-name="ce30">
            <text:p>82.55</text:p>
          </table:table-cell>
          <table:table-cell office:value-type="float" office:value="493097" table:style-name="ce25">
            <text:p>493,097</text:p>
          </table:table-cell>
          <table:table-cell office:value-type="float" office:value="219176" table:style-name="ce25">
            <text:p>219,176</text:p>
          </table:table-cell>
          <table:table-cell office:value-type="float" office:value="273921" table:style-name="ce25">
            <text:p>273,921</text:p>
          </table:table-cell>
          <table:table-cell office:value-type="float" office:value="18.904686980031681" table:style-name="ce30">
            <text:p>18.90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桃園市</text:p>
          </table:table-cell>
          <table:table-cell office:value-type="float" office:value="2265940" table:style-name="ce25">
            <text:p>2,265,940</text:p>
          </table:table-cell>
          <table:table-cell office:value-type="float" office:value="1123132" table:style-name="ce25">
            <text:p>1,123,132</text:p>
          </table:table-cell>
          <table:table-cell office:value-type="float" office:value="1142808" table:style-name="ce25">
            <text:p>1,142,808</text:p>
          </table:table-cell>
          <table:table-cell office:value-type="float" office:value="111472" table:style-name="ce25">
            <text:p>111,472</text:p>
          </table:table-cell>
          <table:table-cell office:value-type="float" office:value="57799" table:style-name="ce25">
            <text:p>57,799</text:p>
          </table:table-cell>
          <table:table-cell office:value-type="float" office:value="53673" table:style-name="ce25">
            <text:p>53,673</text:p>
          </table:table-cell>
          <table:table-cell office:value-type="float" office:value="4.9194594737724744" table:style-name="ce30">
            <text:p>4.92</text:p>
          </table:table-cell>
          <table:table-cell office:value-type="float" office:value="158513" table:style-name="ce25">
            <text:p>158,513</text:p>
          </table:table-cell>
          <table:table-cell office:value-type="float" office:value="82266" table:style-name="ce25">
            <text:p>82,266</text:p>
          </table:table-cell>
          <table:table-cell office:value-type="float" office:value="76247" table:style-name="ce25">
            <text:p>76,247</text:p>
          </table:table-cell>
          <table:table-cell office:value-type="float" office:value="6.9954632514541428" table:style-name="ce34">
            <text:p>7.00</text:p>
          </table:table-cell>
          <table:table-cell office:value-type="float" office:value="266659" table:style-name="ce25">
            <text:p>266,659</text:p>
          </table:table-cell>
          <table:table-cell office:value-type="float" office:value="138366" table:style-name="ce25">
            <text:p>138,366</text:p>
          </table:table-cell>
          <table:table-cell office:value-type="float" office:value="128293" table:style-name="ce25">
            <text:p>128,293</text:p>
          </table:table-cell>
          <table:table-cell office:value-type="float" office:value="11.76814037441415" table:style-name="ce30">
            <text:p>11.77</text:p>
          </table:table-cell>
          <table:table-cell office:value-type="float" office:value="288377" table:style-name="ce25">
            <text:p>288,377</text:p>
          </table:table-cell>
          <table:table-cell office:value-type="float" office:value="149766" table:style-name="ce25">
            <text:p>149,766</text:p>
          </table:table-cell>
          <table:table-cell office:value-type="float" office:value="138611" table:style-name="ce25">
            <text:p>138,611</text:p>
          </table:table-cell>
          <table:table-cell office:value-type="float" office:value="12.726594702419305" table:style-name="ce30">
            <text:p>12.73</text:p>
          </table:table-cell>
          <table:table-cell office:value-type="float" office:value="135216" table:style-name="ce25">
            <text:p>135,216</text:p>
          </table:table-cell>
          <table:table-cell office:value-type="float" office:value="71041" table:style-name="ce25">
            <text:p>71,041</text:p>
          </table:table-cell>
          <table:table-cell office:value-type="float" office:value="64175" table:style-name="ce25">
            <text:p>64,175</text:p>
          </table:table-cell>
          <table:table-cell office:value-type="float" office:value="5.9673248188389811" table:style-name="ce30">
            <text:p>5.97</text:p>
          </table:table-cell>
          <table:table-cell office:value-type="float" office:value="1810456" table:style-name="ce25">
            <text:p>1,810,456</text:p>
          </table:table-cell>
          <table:table-cell office:value-type="float" office:value="885750" table:style-name="ce25">
            <text:p>885,750</text:p>
          </table:table-cell>
          <table:table-cell office:value-type="float" office:value="924706" table:style-name="ce25">
            <text:p>924,706</text:p>
          </table:table-cell>
          <table:table-cell office:value-type="float" office:value="79.898673398236497" table:style-name="ce30">
            <text:p>79.90</text:p>
          </table:table-cell>
          <table:table-cell office:value-type="float" office:value="288842" table:style-name="ce25">
            <text:p>288,842</text:p>
          </table:table-cell>
          <table:table-cell office:value-type="float" office:value="132318" table:style-name="ce25">
            <text:p>132,318</text:p>
          </table:table-cell>
          <table:table-cell office:value-type="float" office:value="156524" table:style-name="ce25">
            <text:p>156,524</text:p>
          </table:table-cell>
          <table:table-cell office:value-type="float" office:value="12.747115987184127" table:style-name="ce30">
            <text:p>12.75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中市</text:p>
          </table:table-cell>
          <table:table-cell office:value-type="float" office:value="2817547" table:style-name="ce25">
            <text:p>2,817,547</text:p>
          </table:table-cell>
          <table:table-cell office:value-type="float" office:value="1384267" table:style-name="ce25">
            <text:p>1,384,267</text:p>
          </table:table-cell>
          <table:table-cell office:value-type="float" office:value="1433280" table:style-name="ce25">
            <text:p>1,433,280</text:p>
          </table:table-cell>
          <table:table-cell office:value-type="float" office:value="124407" table:style-name="ce25">
            <text:p>124,407</text:p>
          </table:table-cell>
          <table:table-cell office:value-type="float" office:value="64516" table:style-name="ce25">
            <text:p>64,516</text:p>
          </table:table-cell>
          <table:table-cell office:value-type="float" office:value="59891" table:style-name="ce25">
            <text:p>59,891</text:p>
          </table:table-cell>
          <table:table-cell office:value-type="float" office:value="4.4154365481747071" table:style-name="ce30">
            <text:p>4.42</text:p>
          </table:table-cell>
          <table:table-cell office:value-type="float" office:value="182683" table:style-name="ce25">
            <text:p>182,683</text:p>
          </table:table-cell>
          <table:table-cell office:value-type="float" office:value="94745" table:style-name="ce25">
            <text:p>94,745</text:p>
          </table:table-cell>
          <table:table-cell office:value-type="float" office:value="87938" table:style-name="ce25">
            <text:p>87,938</text:p>
          </table:table-cell>
          <table:table-cell office:value-type="float" office:value="6.4837605193453731" table:style-name="ce34">
            <text:p>6.48</text:p>
          </table:table-cell>
          <table:table-cell office:value-type="float" office:value="315176" table:style-name="ce25">
            <text:p>315,176</text:p>
          </table:table-cell>
          <table:table-cell office:value-type="float" office:value="163622" table:style-name="ce25">
            <text:p>163,622</text:p>
          </table:table-cell>
          <table:table-cell office:value-type="float" office:value="151554" table:style-name="ce25">
            <text:p>151,554</text:p>
          </table:table-cell>
          <table:table-cell office:value-type="float" office:value="11.186184294352499" table:style-name="ce30">
            <text:p>11.19</text:p>
          </table:table-cell>
          <table:table-cell office:value-type="float" office:value="341634" table:style-name="ce25">
            <text:p>341,634</text:p>
          </table:table-cell>
          <table:table-cell office:value-type="float" office:value="177381" table:style-name="ce25">
            <text:p>177,381</text:p>
          </table:table-cell>
          <table:table-cell office:value-type="float" office:value="164253" table:style-name="ce25">
            <text:p>164,253</text:p>
          </table:table-cell>
          <table:table-cell office:value-type="float" office:value="12.125228079602577" table:style-name="ce30">
            <text:p>12.13</text:p>
          </table:table-cell>
          <table:table-cell office:value-type="float" office:value="164402" table:style-name="ce25">
            <text:p>164,402</text:p>
          </table:table-cell>
          <table:table-cell office:value-type="float" office:value="85426" table:style-name="ce25">
            <text:p>85,426</text:p>
          </table:table-cell>
          <table:table-cell office:value-type="float" office:value="78976" table:style-name="ce25">
            <text:p>78,976</text:p>
          </table:table-cell>
          <table:table-cell office:value-type="float" office:value="5.8349337207152177" table:style-name="ce30">
            <text:p>5.83</text:p>
          </table:table-cell>
          <table:table-cell office:value-type="float" office:value="2272302" table:style-name="ce25">
            <text:p>2,272,302</text:p>
          </table:table-cell>
          <table:table-cell office:value-type="float" office:value="1101246" table:style-name="ce25">
            <text:p>1,101,246</text:p>
          </table:table-cell>
          <table:table-cell office:value-type="float" office:value="1171056" table:style-name="ce25">
            <text:p>1,171,056</text:p>
          </table:table-cell>
          <table:table-cell office:value-type="float" office:value="80.648237633657928" table:style-name="ce30">
            <text:p>80.65</text:p>
          </table:table-cell>
          <table:table-cell office:value-type="float" office:value="380580" table:style-name="ce25">
            <text:p>380,580</text:p>
          </table:table-cell>
          <table:table-cell office:value-type="float" office:value="173601" table:style-name="ce25">
            <text:p>173,601</text:p>
          </table:table-cell>
          <table:table-cell office:value-type="float" office:value="206979" table:style-name="ce25">
            <text:p>206,979</text:p>
          </table:table-cell>
          <table:table-cell office:value-type="float" office:value="13.507494284922311" table:style-name="ce30">
            <text:p>13.51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南市</text:p>
          </table:table-cell>
          <table:table-cell office:value-type="float" office:value="1875909" table:style-name="ce25">
            <text:p>1,875,909</text:p>
          </table:table-cell>
          <table:table-cell office:value-type="float" office:value="934400" table:style-name="ce25">
            <text:p>934,400</text:p>
          </table:table-cell>
          <table:table-cell office:value-type="float" office:value="941509" table:style-name="ce25">
            <text:p>941,509</text:p>
          </table:table-cell>
          <table:table-cell office:value-type="float" office:value="67457" table:style-name="ce25">
            <text:p>67,457</text:p>
          </table:table-cell>
          <table:table-cell office:value-type="float" office:value="34986" table:style-name="ce25">
            <text:p>34,986</text:p>
          </table:table-cell>
          <table:table-cell office:value-type="float" office:value="32471" table:style-name="ce25">
            <text:p>32,471</text:p>
          </table:table-cell>
          <table:table-cell office:value-type="float" office:value="3.595963343637671" table:style-name="ce30">
            <text:p>3.60</text:p>
          </table:table-cell>
          <table:table-cell office:value-type="float" office:value="100407" table:style-name="ce25">
            <text:p>100,407</text:p>
          </table:table-cell>
          <table:table-cell office:value-type="float" office:value="51973" table:style-name="ce25">
            <text:p>51,973</text:p>
          </table:table-cell>
          <table:table-cell office:value-type="float" office:value="48434" table:style-name="ce25">
            <text:p>48,434</text:p>
          </table:table-cell>
          <table:table-cell office:value-type="float" office:value="5.3524451345987467" table:style-name="ce34">
            <text:p>5.35</text:p>
          </table:table-cell>
          <table:table-cell office:value-type="float" office:value="177067" table:style-name="ce25">
            <text:p>177,067</text:p>
          </table:table-cell>
          <table:table-cell office:value-type="float" office:value="91677" table:style-name="ce25">
            <text:p>91,677</text:p>
          </table:table-cell>
          <table:table-cell office:value-type="float" office:value="85390" table:style-name="ce25">
            <text:p>85,390</text:p>
          </table:table-cell>
          <table:table-cell office:value-type="float" office:value="9.4389973074386866" table:style-name="ce30">
            <text:p>9.44</text:p>
          </table:table-cell>
          <table:table-cell office:value-type="float" office:value="192705" table:style-name="ce25">
            <text:p>192,705</text:p>
          </table:table-cell>
          <table:table-cell office:value-type="float" office:value="99854" table:style-name="ce25">
            <text:p>99,854</text:p>
          </table:table-cell>
          <table:table-cell office:value-type="float" office:value="92851" table:style-name="ce25">
            <text:p>92,851</text:p>
          </table:table-cell>
          <table:table-cell office:value-type="float" office:value="10.272619833904523" table:style-name="ce30">
            <text:p>10.27</text:p>
          </table:table-cell>
          <table:table-cell office:value-type="float" office:value="96520" table:style-name="ce25">
            <text:p>96,520</text:p>
          </table:table-cell>
          <table:table-cell office:value-type="float" office:value="50329" table:style-name="ce25">
            <text:p>50,329</text:p>
          </table:table-cell>
          <table:table-cell office:value-type="float" office:value="46191" table:style-name="ce25">
            <text:p>46,191</text:p>
          </table:table-cell>
          <table:table-cell office:value-type="float" office:value="5.1452389215041885" table:style-name="ce30">
            <text:p>5.15</text:p>
          </table:table-cell>
          <table:table-cell office:value-type="float" office:value="1563742" table:style-name="ce25">
            <text:p>1,563,742</text:p>
          </table:table-cell>
          <table:table-cell office:value-type="float" office:value="772354" table:style-name="ce25">
            <text:p>772,354</text:p>
          </table:table-cell>
          <table:table-cell office:value-type="float" office:value="791388" table:style-name="ce25">
            <text:p>791,388</text:p>
          </table:table-cell>
          <table:table-cell office:value-type="float" office:value="83.359160812171595" table:style-name="ce30">
            <text:p>83.36</text:p>
          </table:table-cell>
          <table:table-cell office:value-type="float" office:value="307081" table:style-name="ce25">
            <text:p>307,081</text:p>
          </table:table-cell>
          <table:table-cell office:value-type="float" office:value="140987" table:style-name="ce25">
            <text:p>140,987</text:p>
          </table:table-cell>
          <table:table-cell office:value-type="float" office:value="166094" table:style-name="ce25">
            <text:p>166,094</text:p>
          </table:table-cell>
          <table:table-cell office:value-type="float" office:value="16.369717294389012" table:style-name="ce30">
            <text:p>16.37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高雄市</text:p>
          </table:table-cell>
          <table:table-cell office:value-type="float" office:value="2767383" table:style-name="ce25">
            <text:p>2,767,383</text:p>
          </table:table-cell>
          <table:table-cell office:value-type="float" office:value="1365252" table:style-name="ce25">
            <text:p>1,365,252</text:p>
          </table:table-cell>
          <table:table-cell office:value-type="float" office:value="1402131" table:style-name="ce25">
            <text:p>1,402,131</text:p>
          </table:table-cell>
          <table:table-cell office:value-type="float" office:value="101603" table:style-name="ce25">
            <text:p>101,603</text:p>
          </table:table-cell>
          <table:table-cell office:value-type="float" office:value="52670" table:style-name="ce25">
            <text:p>52,670</text:p>
          </table:table-cell>
          <table:table-cell office:value-type="float" office:value="48933" table:style-name="ce25">
            <text:p>48,933</text:p>
          </table:table-cell>
          <table:table-cell office:value-type="float" office:value="3.6714469952297892" table:style-name="ce30">
            <text:p>3.67</text:p>
          </table:table-cell>
          <table:table-cell office:value-type="float" office:value="147575" table:style-name="ce25">
            <text:p>147,575</text:p>
          </table:table-cell>
          <table:table-cell office:value-type="float" office:value="76646" table:style-name="ce25">
            <text:p>76,646</text:p>
          </table:table-cell>
          <table:table-cell office:value-type="float" office:value="70929" table:style-name="ce25">
            <text:p>70,929</text:p>
          </table:table-cell>
          <table:table-cell office:value-type="float" office:value="5.332655436562268" table:style-name="ce34">
            <text:p>5.33</text:p>
          </table:table-cell>
          <table:table-cell office:value-type="float" office:value="255951" table:style-name="ce25">
            <text:p>255,951</text:p>
          </table:table-cell>
          <table:table-cell office:value-type="float" office:value="132696" table:style-name="ce25">
            <text:p>132,696</text:p>
          </table:table-cell>
          <table:table-cell office:value-type="float" office:value="123255" table:style-name="ce25">
            <text:p>123,255</text:p>
          </table:table-cell>
          <table:table-cell office:value-type="float" office:value="9.2488462926887962" table:style-name="ce30">
            <text:p>9.25</text:p>
          </table:table-cell>
          <table:table-cell office:value-type="float" office:value="278137" table:style-name="ce25">
            <text:p>278,137</text:p>
          </table:table-cell>
          <table:table-cell office:value-type="float" office:value="144186" table:style-name="ce25">
            <text:p>144,186</text:p>
          </table:table-cell>
          <table:table-cell office:value-type="float" office:value="133951" table:style-name="ce25">
            <text:p>133,951</text:p>
          </table:table-cell>
          <table:table-cell office:value-type="float" office:value="10.050542335484463" table:style-name="ce30">
            <text:p>10.05</text:p>
          </table:table-cell>
          <table:table-cell office:value-type="float" office:value="142079" table:style-name="ce25">
            <text:p>142,079</text:p>
          </table:table-cell>
          <table:table-cell office:value-type="float" office:value="73969" table:style-name="ce25">
            <text:p>73,969</text:p>
          </table:table-cell>
          <table:table-cell office:value-type="float" office:value="68110" table:style-name="ce25">
            <text:p>68,110</text:p>
          </table:table-cell>
          <table:table-cell office:value-type="float" office:value="5.1340562545914317" table:style-name="ce30">
            <text:p>5.13</text:p>
          </table:table-cell>
          <table:table-cell office:value-type="float" office:value="2311746" table:style-name="ce25">
            <text:p>2,311,746</text:p>
          </table:table-cell>
          <table:table-cell office:value-type="float" office:value="1128612" table:style-name="ce25">
            <text:p>1,128,612</text:p>
          </table:table-cell>
          <table:table-cell office:value-type="float" office:value="1183134" table:style-name="ce25">
            <text:p>1,183,134</text:p>
          </table:table-cell>
          <table:table-cell office:value-type="float" office:value="83.535455699482142" table:style-name="ce30">
            <text:p>83.54</text:p>
          </table:table-cell>
          <table:table-cell office:value-type="float" office:value="457601" table:style-name="ce25">
            <text:p>457,601</text:p>
          </table:table-cell>
          <table:table-cell office:value-type="float" office:value="207678" table:style-name="ce25">
            <text:p>207,678</text:p>
          </table:table-cell>
          <table:table-cell office:value-type="float" office:value="249923" table:style-name="ce25">
            <text:p>249,923</text:p>
          </table:table-cell>
          <table:table-cell office:value-type="float" office:value="16.535513877190112" table:style-name="ce30">
            <text:p>16.54</text:p>
          </table:table-cell>
          <table:table-cell table:number-columns-repeated="16352"/>
        </table:table-row>
        <table:table-row table:style-name="ro6">
          <table:table-cell office:value-type="string" table:style-name="ce15">
            <text:p>臺灣省</text:p>
          </table:table-cell>
          <table:table-cell office:value-type="float" office:value="7047871" table:style-name="ce25">
            <text:p>7,047,871</text:p>
          </table:table-cell>
          <table:table-cell office:value-type="float" office:value="3583658" table:style-name="ce25">
            <text:p>3,583,658</text:p>
          </table:table-cell>
          <table:table-cell office:value-type="float" office:value="3464213" table:style-name="ce25">
            <text:p>3,464,213</text:p>
          </table:table-cell>
          <table:table-cell office:value-type="float" office:value="258402" table:style-name="ce25">
            <text:p>258,402</text:p>
          </table:table-cell>
          <table:table-cell office:value-type="float" office:value="134051" table:style-name="ce25">
            <text:p>134,051</text:p>
          </table:table-cell>
          <table:table-cell office:value-type="float" office:value="124351" table:style-name="ce25">
            <text:p>124,351</text:p>
          </table:table-cell>
          <table:table-cell office:value-type="float" office:value="3.6663837916443134" table:style-name="ce30">
            <text:p>3.67</text:p>
          </table:table-cell>
          <table:table-cell office:value-type="float" office:value="376261" table:style-name="ce25">
            <text:p>376,261</text:p>
          </table:table-cell>
          <table:table-cell office:value-type="float" office:value="195167" table:style-name="ce25">
            <text:p>195,167</text:p>
          </table:table-cell>
          <table:table-cell office:value-type="float" office:value="181094" table:style-name="ce25">
            <text:p>181,094</text:p>
          </table:table-cell>
          <table:table-cell office:value-type="float" office:value="5.3386476568597807" table:style-name="ce34">
            <text:p>5.34</text:p>
          </table:table-cell>
          <table:table-cell office:value-type="float" office:value="666108" table:style-name="ce25">
            <text:p>666,108</text:p>
          </table:table-cell>
          <table:table-cell office:value-type="float" office:value="346032" table:style-name="ce25">
            <text:p>346,032</text:p>
          </table:table-cell>
          <table:table-cell office:value-type="float" office:value="320076" table:style-name="ce25">
            <text:p>320,076</text:p>
          </table:table-cell>
          <table:table-cell office:value-type="float" office:value="9.4511945522271912" table:style-name="ce30">
            <text:p>9.45</text:p>
          </table:table-cell>
          <table:table-cell office:value-type="float" office:value="726205" table:style-name="ce25">
            <text:p>726,205</text:p>
          </table:table-cell>
          <table:table-cell office:value-type="float" office:value="377693" table:style-name="ce25">
            <text:p>377,693</text:p>
          </table:table-cell>
          <table:table-cell office:value-type="float" office:value="348512" table:style-name="ce25">
            <text:p>348,512</text:p>
          </table:table-cell>
          <table:table-cell office:value-type="float" office:value="10.303891771004322" table:style-name="ce30">
            <text:p>10.30</text:p>
          </table:table-cell>
          <table:table-cell office:value-type="float" office:value="390881" table:style-name="ce25">
            <text:p>390,881</text:p>
          </table:table-cell>
          <table:table-cell office:value-type="float" office:value="205140" table:style-name="ce25">
            <text:p>205,140</text:p>
          </table:table-cell>
          <table:table-cell office:value-type="float" office:value="185741" table:style-name="ce25">
            <text:p>185,741</text:p>
          </table:table-cell>
          <table:table-cell office:value-type="float" office:value="5.5460861868782789" table:style-name="ce30">
            <text:p>5.55</text:p>
          </table:table-cell>
          <table:table-cell office:value-type="float" office:value="5827419" table:style-name="ce25">
            <text:p>5,827,419</text:p>
          </table:table-cell>
          <table:table-cell office:value-type="float" office:value="2947080" table:style-name="ce25">
            <text:p>2,947,080</text:p>
          </table:table-cell>
          <table:table-cell office:value-type="float" office:value="2880339" table:style-name="ce25">
            <text:p>2,880,339</text:p>
          </table:table-cell>
          <table:table-cell office:value-type="float" office:value="82.68339474431356" table:style-name="ce30">
            <text:p>82.68</text:p>
          </table:table-cell>
          <table:table-cell office:value-type="float" office:value="1196928" table:style-name="ce25">
            <text:p>1,196,928</text:p>
          </table:table-cell>
          <table:table-cell office:value-type="float" office:value="553295" table:style-name="ce25">
            <text:p>553,295</text:p>
          </table:table-cell>
          <table:table-cell office:value-type="float" office:value="643633" table:style-name="ce25">
            <text:p>643,633</text:p>
          </table:table-cell>
          <table:table-cell office:value-type="float" office:value="16.982830701640253" table:style-name="ce30">
            <text:p>16.98</text:p>
          </table:table-cell>
          <table:table-cell table:number-columns-repeated="16352"/>
        </table:table-row>
        <table:table-row table:style-name="ro7">
          <table:table-cell office:value-type="string" table:style-name="ce14">
            <text:p>宜蘭縣</text:p>
          </table:table-cell>
          <table:table-cell office:value-type="float" office:value="453309" table:style-name="ce26">
            <text:p>453,309</text:p>
          </table:table-cell>
          <table:table-cell office:value-type="float" office:value="228490" table:style-name="ce26">
            <text:p>228,490</text:p>
          </table:table-cell>
          <table:table-cell office:value-type="float" office:value="224819" table:style-name="ce26">
            <text:p>224,819</text:p>
          </table:table-cell>
          <table:table-cell office:value-type="float" office:value="16177" table:style-name="ce26">
            <text:p>16,177</text:p>
          </table:table-cell>
          <table:table-cell office:value-type="float" office:value="8285" table:style-name="ce26">
            <text:p>8,285</text:p>
          </table:table-cell>
          <table:table-cell office:value-type="float" office:value="7892" table:style-name="ce26">
            <text:p>7,892</text:p>
          </table:table-cell>
          <table:table-cell office:value-type="float" office:value="3.5686474347520125" table:style-name="ce31">
            <text:p>3.57</text:p>
          </table:table-cell>
          <table:table-cell office:value-type="float" office:value="23389" table:style-name="ce26">
            <text:p>23,389</text:p>
          </table:table-cell>
          <table:table-cell office:value-type="float" office:value="12029" table:style-name="ce26">
            <text:p>12,029</text:p>
          </table:table-cell>
          <table:table-cell office:value-type="float" office:value="11360" table:style-name="ce26">
            <text:p>11,360</text:p>
          </table:table-cell>
          <table:table-cell office:value-type="float" office:value="5.1596151852268539" table:style-name="ce35">
            <text:p>5.16</text:p>
          </table:table-cell>
          <table:table-cell office:value-type="float" office:value="41701" table:style-name="ce26">
            <text:p>41,701</text:p>
          </table:table-cell>
          <table:table-cell office:value-type="float" office:value="21572" table:style-name="ce26">
            <text:p>21,572</text:p>
          </table:table-cell>
          <table:table-cell office:value-type="float" office:value="20129" table:style-name="ce26">
            <text:p>20,129</text:p>
          </table:table-cell>
          <table:table-cell office:value-type="float" office:value="9.1992437829383498" table:style-name="ce31">
            <text:p>9.20</text:p>
          </table:table-cell>
          <table:table-cell office:value-type="float" office:value="45351" table:style-name="ce26">
            <text:p>45,351</text:p>
          </table:table-cell>
          <table:table-cell office:value-type="float" office:value="23473" table:style-name="ce26">
            <text:p>23,473</text:p>
          </table:table-cell>
          <table:table-cell office:value-type="float" office:value="21878" table:style-name="ce26">
            <text:p>21,878</text:p>
          </table:table-cell>
          <table:table-cell office:value-type="float" office:value="10.004434061534186" table:style-name="ce31">
            <text:p>10.00</text:p>
          </table:table-cell>
          <table:table-cell office:value-type="float" office:value="24156" table:style-name="ce26">
            <text:p>24,156</text:p>
          </table:table-cell>
          <table:table-cell office:value-type="float" office:value="12565" table:style-name="ce26">
            <text:p>12,565</text:p>
          </table:table-cell>
          <table:table-cell office:value-type="float" office:value="11591" table:style-name="ce26">
            <text:p>11,591</text:p>
          </table:table-cell>
          <table:table-cell office:value-type="float" office:value="5.3288154437701438" table:style-name="ce31">
            <text:p>5.33</text:p>
          </table:table-cell>
          <table:table-cell office:value-type="float" office:value="377407" table:style-name="ce26">
            <text:p>377,407</text:p>
          </table:table-cell>
          <table:table-cell office:value-type="float" office:value="189180" table:style-name="ce26">
            <text:p>189,180</text:p>
          </table:table-cell>
          <table:table-cell office:value-type="float" office:value="188227" table:style-name="ce26">
            <text:p>188,227</text:p>
          </table:table-cell>
          <table:table-cell office:value-type="float" office:value="83.256013006580503" table:style-name="ce31">
            <text:p>83.26</text:p>
          </table:table-cell>
          <table:table-cell office:value-type="float" office:value="77649" table:style-name="ce26">
            <text:p>77,649</text:p>
          </table:table-cell>
          <table:table-cell office:value-type="float" office:value="35892" table:style-name="ce26">
            <text:p>35,892</text:p>
          </table:table-cell>
          <table:table-cell office:value-type="float" office:value="41757" table:style-name="ce26">
            <text:p>41,757</text:p>
          </table:table-cell>
          <table:table-cell office:value-type="float" office:value="17.129375326763864" table:style-name="ce31">
            <text:p>17.1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新竹縣</text:p>
          </table:table-cell>
          <table:table-cell office:value-type="float" office:value="569565" table:style-name="ce26">
            <text:p>569,565</text:p>
          </table:table-cell>
          <table:table-cell office:value-type="float" office:value="290730" table:style-name="ce26">
            <text:p>290,730</text:p>
          </table:table-cell>
          <table:table-cell office:value-type="float" office:value="278835" table:style-name="ce26">
            <text:p>278,835</text:p>
          </table:table-cell>
          <table:table-cell office:value-type="float" office:value="27778" table:style-name="ce26">
            <text:p>27,778</text:p>
          </table:table-cell>
          <table:table-cell office:value-type="float" office:value="14515" table:style-name="ce26">
            <text:p>14,515</text:p>
          </table:table-cell>
          <table:table-cell office:value-type="float" office:value="13263" table:style-name="ce26">
            <text:p>13,263</text:p>
          </table:table-cell>
          <table:table-cell office:value-type="float" office:value="4.8770552965859908" table:style-name="ce31">
            <text:p>4.88</text:p>
          </table:table-cell>
          <table:table-cell office:value-type="float" office:value="41522" table:style-name="ce26">
            <text:p>41,522</text:p>
          </table:table-cell>
          <table:table-cell office:value-type="float" office:value="21622" table:style-name="ce26">
            <text:p>21,622</text:p>
          </table:table-cell>
          <table:table-cell office:value-type="float" office:value="19900" table:style-name="ce26">
            <text:p>19,900</text:p>
          </table:table-cell>
          <table:table-cell office:value-type="float" office:value="7.2901249198950078" table:style-name="ce35">
            <text:p>7.29</text:p>
          </table:table-cell>
          <table:table-cell office:value-type="float" office:value="73439" table:style-name="ce26">
            <text:p>73,439</text:p>
          </table:table-cell>
          <table:table-cell office:value-type="float" office:value="38095" table:style-name="ce26">
            <text:p>38,095</text:p>
          </table:table-cell>
          <table:table-cell office:value-type="float" office:value="35344" table:style-name="ce26">
            <text:p>35,344</text:p>
          </table:table-cell>
          <table:table-cell office:value-type="float" office:value="12.893875150334027" table:style-name="ce31">
            <text:p>12.89</text:p>
          </table:table-cell>
          <table:table-cell office:value-type="float" office:value="79597" table:style-name="ce26">
            <text:p>79,597</text:p>
          </table:table-cell>
          <table:table-cell office:value-type="float" office:value="41340" table:style-name="ce26">
            <text:p>41,340</text:p>
          </table:table-cell>
          <table:table-cell office:value-type="float" office:value="38257" table:style-name="ce26">
            <text:p>38,257</text:p>
          </table:table-cell>
          <table:table-cell office:value-type="float" office:value="13.975051135515701" table:style-name="ce31">
            <text:p>13.98</text:p>
          </table:table-cell>
          <table:table-cell office:value-type="float" office:value="36854" table:style-name="ce26">
            <text:p>36,854</text:p>
          </table:table-cell>
          <table:table-cell office:value-type="float" office:value="19311" table:style-name="ce26">
            <text:p>19,311</text:p>
          </table:table-cell>
          <table:table-cell office:value-type="float" office:value="17543" table:style-name="ce26">
            <text:p>17,543</text:p>
          </table:table-cell>
          <table:table-cell office:value-type="float" office:value="6.4705520879969809" table:style-name="ce31">
            <text:p>6.47</text:p>
          </table:table-cell>
          <table:table-cell office:value-type="float" office:value="445475" table:style-name="ce26">
            <text:p>445,475</text:p>
          </table:table-cell>
          <table:table-cell office:value-type="float" office:value="225995" table:style-name="ce26">
            <text:p>225,995</text:p>
          </table:table-cell>
          <table:table-cell office:value-type="float" office:value="219480" table:style-name="ce26">
            <text:p>219,480</text:p>
          </table:table-cell>
          <table:table-cell office:value-type="float" office:value="78.213197791296864" table:style-name="ce31">
            <text:p>78.21</text:p>
          </table:table-cell>
          <table:table-cell office:value-type="float" office:value="73382" table:style-name="ce26">
            <text:p>73,382</text:p>
          </table:table-cell>
          <table:table-cell office:value-type="float" office:value="34979" table:style-name="ce26">
            <text:p>34,979</text:p>
          </table:table-cell>
          <table:table-cell office:value-type="float" office:value="38403" table:style-name="ce26">
            <text:p>38,403</text:p>
          </table:table-cell>
          <table:table-cell office:value-type="float" office:value="12.88386751292653" table:style-name="ce31">
            <text:p>12.88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苗栗縣</text:p>
          </table:table-cell>
          <table:table-cell office:value-type="float" office:value="543287" table:style-name="ce26">
            <text:p>543,287</text:p>
          </table:table-cell>
          <table:table-cell office:value-type="float" office:value="280018" table:style-name="ce26">
            <text:p>280,018</text:p>
          </table:table-cell>
          <table:table-cell office:value-type="float" office:value="263269" table:style-name="ce26">
            <text:p>263,269</text:p>
          </table:table-cell>
          <table:table-cell office:value-type="float" office:value="18024" table:style-name="ce26">
            <text:p>18,024</text:p>
          </table:table-cell>
          <table:table-cell office:value-type="float" office:value="9313" table:style-name="ce26">
            <text:p>9,313</text:p>
          </table:table-cell>
          <table:table-cell office:value-type="float" office:value="8711" table:style-name="ce26">
            <text:p>8,711</text:p>
          </table:table-cell>
          <table:table-cell office:value-type="float" office:value="3.3175835239937639" table:style-name="ce31">
            <text:p>3.32</text:p>
          </table:table-cell>
          <table:table-cell office:value-type="float" office:value="27790" table:style-name="ce26">
            <text:p>27,790</text:p>
          </table:table-cell>
          <table:table-cell office:value-type="float" office:value="14312" table:style-name="ce26">
            <text:p>14,312</text:p>
          </table:table-cell>
          <table:table-cell office:value-type="float" office:value="13478" table:style-name="ce26">
            <text:p>13,478</text:p>
          </table:table-cell>
          <table:table-cell office:value-type="float" office:value="5.1151601271519471" table:style-name="ce35">
            <text:p>5.12</text:p>
          </table:table-cell>
          <table:table-cell office:value-type="float" office:value="51198" table:style-name="ce26">
            <text:p>51,198</text:p>
          </table:table-cell>
          <table:table-cell office:value-type="float" office:value="26404" table:style-name="ce26">
            <text:p>26,404</text:p>
          </table:table-cell>
          <table:table-cell office:value-type="float" office:value="24794" table:style-name="ce26">
            <text:p>24,794</text:p>
          </table:table-cell>
          <table:table-cell office:value-type="float" office:value="9.4237484055388769" table:style-name="ce31">
            <text:p>9.42</text:p>
          </table:table-cell>
          <table:table-cell office:value-type="float" office:value="55984" table:style-name="ce26">
            <text:p>55,984</text:p>
          </table:table-cell>
          <table:table-cell office:value-type="float" office:value="28905" table:style-name="ce26">
            <text:p>28,905</text:p>
          </table:table-cell>
          <table:table-cell office:value-type="float" office:value="27079" table:style-name="ce26">
            <text:p>27,079</text:p>
          </table:table-cell>
          <table:table-cell office:value-type="float" office:value="10.304682423838598" table:style-name="ce31">
            <text:p>10.30</text:p>
          </table:table-cell>
          <table:table-cell office:value-type="float" office:value="30743" table:style-name="ce26">
            <text:p>30,743</text:p>
          </table:table-cell>
          <table:table-cell office:value-type="float" office:value="16290" table:style-name="ce26">
            <text:p>16,290</text:p>
          </table:table-cell>
          <table:table-cell office:value-type="float" office:value="14453" table:style-name="ce26">
            <text:p>14,453</text:p>
          </table:table-cell>
          <table:table-cell office:value-type="float" office:value="5.6587034109043657" table:style-name="ce31">
            <text:p>5.66</text:p>
          </table:table-cell>
          <table:table-cell office:value-type="float" office:value="448616" table:style-name="ce26">
            <text:p>448,616</text:p>
          </table:table-cell>
          <table:table-cell office:value-type="float" office:value="230554" table:style-name="ce26">
            <text:p>230,554</text:p>
          </table:table-cell>
          <table:table-cell office:value-type="float" office:value="218062" table:style-name="ce26">
            <text:p>218,062</text:p>
          </table:table-cell>
          <table:table-cell office:value-type="float" office:value="82.574403584109319" table:style-name="ce31">
            <text:p>82.57</text:p>
          </table:table-cell>
          <table:table-cell office:value-type="float" office:value="92671" table:style-name="ce26">
            <text:p>92,671</text:p>
          </table:table-cell>
          <table:table-cell office:value-type="float" office:value="43972" table:style-name="ce26">
            <text:p>43,972</text:p>
          </table:table-cell>
          <table:table-cell office:value-type="float" office:value="48699" table:style-name="ce26">
            <text:p>48,699</text:p>
          </table:table-cell>
          <table:table-cell office:value-type="float" office:value="17.057466863738689" table:style-name="ce31">
            <text:p>17.06</text:p>
          </table:table-cell>
          <table:table-cell table:number-columns-repeated="16352"/>
        </table:table-row>
        <table:table-row table:style-name="ro5">
          <table:table-cell office:value-type="string" table:style-name="ce14">
            <text:p>彰化縣</text:p>
          </table:table-cell>
          <table:table-cell office:value-type="float" office:value="1267786" table:style-name="ce26">
            <text:p>1,267,786</text:p>
          </table:table-cell>
          <table:table-cell office:value-type="float" office:value="644461" table:style-name="ce26">
            <text:p>644,461</text:p>
          </table:table-cell>
          <table:table-cell office:value-type="float" office:value="623325" table:style-name="ce26">
            <text:p>623,325</text:p>
          </table:table-cell>
          <table:table-cell office:value-type="float" office:value="53243" table:style-name="ce26">
            <text:p>53,243</text:p>
          </table:table-cell>
          <table:table-cell office:value-type="float" office:value="27702" table:style-name="ce26">
            <text:p>27,702</text:p>
          </table:table-cell>
          <table:table-cell office:value-type="float" office:value="25541" table:style-name="ce26">
            <text:p>25,541</text:p>
          </table:table-cell>
          <table:table-cell office:value-type="float" office:value="4.1996835428061203" table:style-name="ce31">
            <text:p>4.20</text:p>
          </table:table-cell>
          <table:table-cell office:value-type="float" office:value="74590" table:style-name="ce26">
            <text:p>74,590</text:p>
          </table:table-cell>
          <table:table-cell office:value-type="float" office:value="38861" table:style-name="ce26">
            <text:p>38,861</text:p>
          </table:table-cell>
          <table:table-cell office:value-type="float" office:value="35729" table:style-name="ce26">
            <text:p>35,729</text:p>
          </table:table-cell>
          <table:table-cell office:value-type="float" office:value="5.8834850676691497" table:style-name="ce35">
            <text:p>5.88</text:p>
          </table:table-cell>
          <table:table-cell office:value-type="float" office:value="126822" table:style-name="ce26">
            <text:p>126,822</text:p>
          </table:table-cell>
          <table:table-cell office:value-type="float" office:value="66054" table:style-name="ce26">
            <text:p>66,054</text:p>
          </table:table-cell>
          <table:table-cell office:value-type="float" office:value="60768" table:style-name="ce26">
            <text:p>60,768</text:p>
          </table:table-cell>
          <table:table-cell office:value-type="float" office:value="10.00342329068155" table:style-name="ce31">
            <text:p>10.00</text:p>
          </table:table-cell>
          <table:table-cell office:value-type="float" office:value="137612" table:style-name="ce26">
            <text:p>137,612</text:p>
          </table:table-cell>
          <table:table-cell office:value-type="float" office:value="71693" table:style-name="ce26">
            <text:p>71,693</text:p>
          </table:table-cell>
          <table:table-cell office:value-type="float" office:value="65919" table:style-name="ce26">
            <text:p>65,919</text:p>
          </table:table-cell>
          <table:table-cell office:value-type="float" office:value="10.854513301140729" table:style-name="ce31">
            <text:p>10.85</text:p>
          </table:table-cell>
          <table:table-cell office:value-type="float" office:value="71994" table:style-name="ce26">
            <text:p>71,994</text:p>
          </table:table-cell>
          <table:table-cell office:value-type="float" office:value="38011" table:style-name="ce26">
            <text:p>38,011</text:p>
          </table:table-cell>
          <table:table-cell office:value-type="float" office:value="33983" table:style-name="ce26">
            <text:p>33,983</text:p>
          </table:table-cell>
          <table:table-cell office:value-type="float" office:value="5.6787186480999159" table:style-name="ce31">
            <text:p>5.68</text:p>
          </table:table-cell>
          <table:table-cell office:value-type="float" office:value="1038838" table:style-name="ce26">
            <text:p>1,038,838</text:p>
          </table:table-cell>
          <table:table-cell office:value-type="float" office:value="524681" table:style-name="ce26">
            <text:p>524,681</text:p>
          </table:table-cell>
          <table:table-cell office:value-type="float" office:value="514157" table:style-name="ce26">
            <text:p>514,157</text:p>
          </table:table-cell>
          <table:table-cell office:value-type="float" office:value="81.941116245170718" table:style-name="ce31">
            <text:p>81.94</text:p>
          </table:table-cell>
          <table:table-cell office:value-type="float" office:value="209636" table:style-name="ce26">
            <text:p>209,636</text:p>
          </table:table-cell>
          <table:table-cell office:value-type="float" office:value="96718" table:style-name="ce26">
            <text:p>96,718</text:p>
          </table:table-cell>
          <table:table-cell office:value-type="float" office:value="112918" table:style-name="ce26">
            <text:p>112,918</text:p>
          </table:table-cell>
          <table:table-cell office:value-type="float" office:value="16.535598279204848" table:style-name="ce31">
            <text:p>16.5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南投縣</text:p>
          </table:table-cell>
          <table:table-cell office:value-type="float" office:value="491546" table:style-name="ce26">
            <text:p>491,546</text:p>
          </table:table-cell>
          <table:table-cell office:value-type="float" office:value="251159" table:style-name="ce26">
            <text:p>251,159</text:p>
          </table:table-cell>
          <table:table-cell office:value-type="float" office:value="240387" table:style-name="ce26">
            <text:p>240,387</text:p>
          </table:table-cell>
          <table:table-cell office:value-type="float" office:value="15558" table:style-name="ce26">
            <text:p>15,558</text:p>
          </table:table-cell>
          <table:table-cell office:value-type="float" office:value="8109" table:style-name="ce26">
            <text:p>8,109</text:p>
          </table:table-cell>
          <table:table-cell office:value-type="float" office:value="7449" table:style-name="ce26">
            <text:p>7,449</text:p>
          </table:table-cell>
          <table:table-cell office:value-type="float" office:value="3.1651157775671046" table:style-name="ce31">
            <text:p>3.17</text:p>
          </table:table-cell>
          <table:table-cell office:value-type="float" office:value="22484" table:style-name="ce26">
            <text:p>22,484</text:p>
          </table:table-cell>
          <table:table-cell office:value-type="float" office:value="11700" table:style-name="ce26">
            <text:p>11,700</text:p>
          </table:table-cell>
          <table:table-cell office:value-type="float" office:value="10784" table:style-name="ce26">
            <text:p>10,784</text:p>
          </table:table-cell>
          <table:table-cell office:value-type="float" office:value="4.5741395515373942" table:style-name="ce35">
            <text:p>4.57</text:p>
          </table:table-cell>
          <table:table-cell office:value-type="float" office:value="40551" table:style-name="ce26">
            <text:p>40,551</text:p>
          </table:table-cell>
          <table:table-cell office:value-type="float" office:value="21084" table:style-name="ce26">
            <text:p>21,084</text:p>
          </table:table-cell>
          <table:table-cell office:value-type="float" office:value="19467" table:style-name="ce26">
            <text:p>19,467</text:p>
          </table:table-cell>
          <table:table-cell office:value-type="float" office:value="8.2496856855716452" table:style-name="ce31">
            <text:p>8.25</text:p>
          </table:table-cell>
          <table:table-cell office:value-type="float" office:value="44282" table:style-name="ce26">
            <text:p>44,282</text:p>
          </table:table-cell>
          <table:table-cell office:value-type="float" office:value="23024" table:style-name="ce26">
            <text:p>23,024</text:p>
          </table:table-cell>
          <table:table-cell office:value-type="float" office:value="21258" table:style-name="ce26">
            <text:p>21,258</text:p>
          </table:table-cell>
          <table:table-cell office:value-type="float" office:value="9.0087194280901475" table:style-name="ce31">
            <text:p>9.01</text:p>
          </table:table-cell>
          <table:table-cell office:value-type="float" office:value="25822" table:style-name="ce26">
            <text:p>25,822</text:p>
          </table:table-cell>
          <table:table-cell office:value-type="float" office:value="13387" table:style-name="ce26">
            <text:p>13,387</text:p>
          </table:table-cell>
          <table:table-cell office:value-type="float" office:value="12435" table:style-name="ce26">
            <text:p>12,435</text:p>
          </table:table-cell>
          <table:table-cell office:value-type="float" office:value="5.2532214685909357" table:style-name="ce31">
            <text:p>5.25</text:p>
          </table:table-cell>
          <table:table-cell office:value-type="float" office:value="413762" table:style-name="ce26">
            <text:p>413,762</text:p>
          </table:table-cell>
          <table:table-cell office:value-type="float" office:value="210743" table:style-name="ce26">
            <text:p>210,743</text:p>
          </table:table-cell>
          <table:table-cell office:value-type="float" office:value="203019" table:style-name="ce26">
            <text:p>203,019</text:p>
          </table:table-cell>
          <table:table-cell office:value-type="float" office:value="84.175641750721198" table:style-name="ce31">
            <text:p>84.18</text:p>
          </table:table-cell>
          <table:table-cell office:value-type="float" office:value="91071" table:style-name="ce26">
            <text:p>91,071</text:p>
          </table:table-cell>
          <table:table-cell office:value-type="float" office:value="42819" table:style-name="ce26">
            <text:p>42,819</text:p>
          </table:table-cell>
          <table:table-cell office:value-type="float" office:value="48252" table:style-name="ce26">
            <text:p>48,252</text:p>
          </table:table-cell>
          <table:table-cell office:value-type="float" office:value="18.527462333128536" table:style-name="ce31">
            <text:p>18.53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雲林縣</text:p>
          </table:table-cell>
          <table:table-cell office:value-type="float" office:value="677669" table:style-name="ce26">
            <text:p>677,669</text:p>
          </table:table-cell>
          <table:table-cell office:value-type="float" office:value="350572" table:style-name="ce26">
            <text:p>350,572</text:p>
          </table:table-cell>
          <table:table-cell office:value-type="float" office:value="327097" table:style-name="ce26">
            <text:p>327,097</text:p>
          </table:table-cell>
          <table:table-cell office:value-type="float" office:value="21826" table:style-name="ce26">
            <text:p>21,826</text:p>
          </table:table-cell>
          <table:table-cell office:value-type="float" office:value="11286" table:style-name="ce26">
            <text:p>11,286</text:p>
          </table:table-cell>
          <table:table-cell office:value-type="float" office:value="10540" table:style-name="ce26">
            <text:p>10,540</text:p>
          </table:table-cell>
          <table:table-cell office:value-type="float" office:value="3.2207464115962217" table:style-name="ce31">
            <text:p>3.22</text:p>
          </table:table-cell>
          <table:table-cell office:value-type="float" office:value="31714" table:style-name="ce26">
            <text:p>31,714</text:p>
          </table:table-cell>
          <table:table-cell office:value-type="float" office:value="16345" table:style-name="ce26">
            <text:p>16,345</text:p>
          </table:table-cell>
          <table:table-cell office:value-type="float" office:value="15369" table:style-name="ce26">
            <text:p>15,369</text:p>
          </table:table-cell>
          <table:table-cell office:value-type="float" office:value="4.6798658342051942" table:style-name="ce35">
            <text:p>4.68</text:p>
          </table:table-cell>
          <table:table-cell office:value-type="float" office:value="57233" table:style-name="ce26">
            <text:p>57,233</text:p>
          </table:table-cell>
          <table:table-cell office:value-type="float" office:value="29686" table:style-name="ce26">
            <text:p>29,686</text:p>
          </table:table-cell>
          <table:table-cell office:value-type="float" office:value="27547" table:style-name="ce26">
            <text:p>27,547</text:p>
          </table:table-cell>
          <table:table-cell office:value-type="float" office:value="8.4455685592818917" table:style-name="ce31">
            <text:p>8.45</text:p>
          </table:table-cell>
          <table:table-cell office:value-type="float" office:value="63017" table:style-name="ce26">
            <text:p>63,017</text:p>
          </table:table-cell>
          <table:table-cell office:value-type="float" office:value="32680" table:style-name="ce26">
            <text:p>32,680</text:p>
          </table:table-cell>
          <table:table-cell office:value-type="float" office:value="30337" table:style-name="ce26">
            <text:p>30,337</text:p>
          </table:table-cell>
          <table:table-cell office:value-type="float" office:value="9.299082590468208" table:style-name="ce31">
            <text:p>9.30</text:p>
          </table:table-cell>
          <table:table-cell office:value-type="float" office:value="38069" table:style-name="ce26">
            <text:p>38,069</text:p>
          </table:table-cell>
          <table:table-cell office:value-type="float" office:value="19945" table:style-name="ce26">
            <text:p>19,945</text:p>
          </table:table-cell>
          <table:table-cell office:value-type="float" office:value="18124" table:style-name="ce26">
            <text:p>18,124</text:p>
          </table:table-cell>
          <table:table-cell office:value-type="float" office:value="5.6176392899778511" table:style-name="ce31">
            <text:p>5.62</text:p>
          </table:table-cell>
          <table:table-cell office:value-type="float" office:value="566418" table:style-name="ce26">
            <text:p>566,418</text:p>
          </table:table-cell>
          <table:table-cell office:value-type="float" office:value="292626" table:style-name="ce26">
            <text:p>292,626</text:p>
          </table:table-cell>
          <table:table-cell office:value-type="float" office:value="273792" table:style-name="ce26">
            <text:p>273,792</text:p>
          </table:table-cell>
          <table:table-cell office:value-type="float" office:value="83.583283284317261" table:style-name="ce31">
            <text:p>83.58</text:p>
          </table:table-cell>
          <table:table-cell office:value-type="float" office:value="128707" table:style-name="ce26">
            <text:p>128,707</text:p>
          </table:table-cell>
          <table:table-cell office:value-type="float" office:value="59117" table:style-name="ce26">
            <text:p>59,117</text:p>
          </table:table-cell>
          <table:table-cell office:value-type="float" office:value="69590" table:style-name="ce26">
            <text:p>69,590</text:p>
          </table:table-cell>
          <table:table-cell office:value-type="float" office:value="18.992605534560383" table:style-name="ce31">
            <text:p>18.99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嘉義縣</text:p>
          </table:table-cell>
          <table:table-cell office:value-type="float" office:value="500117" table:style-name="ce26">
            <text:p>500,117</text:p>
          </table:table-cell>
          <table:table-cell office:value-type="float" office:value="259439" table:style-name="ce26">
            <text:p>259,439</text:p>
          </table:table-cell>
          <table:table-cell office:value-type="float" office:value="240678" table:style-name="ce26">
            <text:p>240,678</text:p>
          </table:table-cell>
          <table:table-cell office:value-type="float" office:value="13571" table:style-name="ce26">
            <text:p>13,571</text:p>
          </table:table-cell>
          <table:table-cell office:value-type="float" office:value="6957" table:style-name="ce26">
            <text:p>6,957</text:p>
          </table:table-cell>
          <table:table-cell office:value-type="float" office:value="6614" table:style-name="ce26">
            <text:p>6,614</text:p>
          </table:table-cell>
          <table:table-cell office:value-type="float" office:value="2.7135650257839665" table:style-name="ce31">
            <text:p>2.71</text:p>
          </table:table-cell>
          <table:table-cell office:value-type="float" office:value="19275" table:style-name="ce26">
            <text:p>19,275</text:p>
          </table:table-cell>
          <table:table-cell office:value-type="float" office:value="9927" table:style-name="ce26">
            <text:p>9,927</text:p>
          </table:table-cell>
          <table:table-cell office:value-type="float" office:value="9348" table:style-name="ce26">
            <text:p>9,348</text:p>
          </table:table-cell>
          <table:table-cell office:value-type="float" office:value="3.8540981410349979" table:style-name="ce35">
            <text:p>3.85</text:p>
          </table:table-cell>
          <table:table-cell office:value-type="float" office:value="34429" table:style-name="ce26">
            <text:p>34,429</text:p>
          </table:table-cell>
          <table:table-cell office:value-type="float" office:value="17825" table:style-name="ce26">
            <text:p>17,825</text:p>
          </table:table-cell>
          <table:table-cell office:value-type="float" office:value="16604" table:style-name="ce26">
            <text:p>16,604</text:p>
          </table:table-cell>
          <table:table-cell office:value-type="float" office:value="6.8841890997506576" table:style-name="ce31">
            <text:p>6.88</text:p>
          </table:table-cell>
          <table:table-cell office:value-type="float" office:value="37730" table:style-name="ce26">
            <text:p>37,730</text:p>
          </table:table-cell>
          <table:table-cell office:value-type="float" office:value="19550" table:style-name="ce26">
            <text:p>19,550</text:p>
          </table:table-cell>
          <table:table-cell office:value-type="float" office:value="18180" table:style-name="ce26">
            <text:p>18,180</text:p>
          </table:table-cell>
          <table:table-cell office:value-type="float" office:value="7.5442346490921128" table:style-name="ce31">
            <text:p>7.54</text:p>
          </table:table-cell>
          <table:table-cell office:value-type="float" office:value="24648" table:style-name="ce26">
            <text:p>24,648</text:p>
          </table:table-cell>
          <table:table-cell office:value-type="float" office:value="12966" table:style-name="ce26">
            <text:p>12,966</text:p>
          </table:table-cell>
          <table:table-cell office:value-type="float" office:value="11682" table:style-name="ce26">
            <text:p>11,682</text:p>
          </table:table-cell>
          <table:table-cell office:value-type="float" office:value="4.9284467434620298" table:style-name="ce31">
            <text:p>4.93</text:p>
          </table:table-cell>
          <table:table-cell office:value-type="float" office:value="429363" table:style-name="ce26">
            <text:p>429,363</text:p>
          </table:table-cell>
          <table:table-cell office:value-type="float" office:value="222525" table:style-name="ce26">
            <text:p>222,525</text:p>
          </table:table-cell>
          <table:table-cell office:value-type="float" office:value="206838" table:style-name="ce26">
            <text:p>206,838</text:p>
          </table:table-cell>
          <table:table-cell office:value-type="float" office:value="85.852510512540064" table:style-name="ce31">
            <text:p>85.85</text:p>
          </table:table-cell>
          <table:table-cell office:value-type="float" office:value="101260" table:style-name="ce26">
            <text:p>101,260</text:p>
          </table:table-cell>
          <table:table-cell office:value-type="float" office:value="46950" table:style-name="ce26">
            <text:p>46,950</text:p>
          </table:table-cell>
          <table:table-cell office:value-type="float" office:value="54310" table:style-name="ce26">
            <text:p>54,310</text:p>
          </table:table-cell>
          <table:table-cell office:value-type="float" office:value="20.247262140659085" table:style-name="ce31">
            <text:p>20.25</text:p>
          </table:table-cell>
          <table:table-cell table:number-columns-repeated="16352"/>
        </table:table-row>
        <table:table-row table:style-name="ro8">
          <table:table-cell office:value-type="string" table:style-name="ce14">
            <text:p>屏東縣</text:p>
          </table:table-cell>
          <table:table-cell office:value-type="float" office:value="813676" table:style-name="ce26">
            <text:p>813,676</text:p>
          </table:table-cell>
          <table:table-cell office:value-type="float" office:value="414594" table:style-name="ce26">
            <text:p>414,594</text:p>
          </table:table-cell>
          <table:table-cell office:value-type="float" office:value="399082" table:style-name="ce26">
            <text:p>399,082</text:p>
          </table:table-cell>
          <table:table-cell office:value-type="float" office:value="25050" table:style-name="ce26">
            <text:p>25,050</text:p>
          </table:table-cell>
          <table:table-cell office:value-type="float" office:value="13053" table:style-name="ce26">
            <text:p>13,053</text:p>
          </table:table-cell>
          <table:table-cell office:value-type="float" office:value="11997" table:style-name="ce26">
            <text:p>11,997</text:p>
          </table:table-cell>
          <table:table-cell office:value-type="float" office:value="3.0786209744419155" table:style-name="ce31">
            <text:p>3.08</text:p>
          </table:table-cell>
          <table:table-cell office:value-type="float" office:value="36666" table:style-name="ce26">
            <text:p>36,666</text:p>
          </table:table-cell>
          <table:table-cell office:value-type="float" office:value="19052" table:style-name="ce26">
            <text:p>19,052</text:p>
          </table:table-cell>
          <table:table-cell office:value-type="float" office:value="17614" table:style-name="ce26">
            <text:p>17,614</text:p>
          </table:table-cell>
          <table:table-cell office:value-type="float" office:value="4.5062162334885141" table:style-name="ce35">
            <text:p>4.51</text:p>
          </table:table-cell>
          <table:table-cell office:value-type="float" office:value="65353" table:style-name="ce26">
            <text:p>65,353</text:p>
          </table:table-cell>
          <table:table-cell office:value-type="float" office:value="34014" table:style-name="ce26">
            <text:p>34,014</text:p>
          </table:table-cell>
          <table:table-cell office:value-type="float" office:value="31339" table:style-name="ce26">
            <text:p>31,339</text:p>
          </table:table-cell>
          <table:table-cell office:value-type="float" office:value="8.0318210196687634" table:style-name="ce31">
            <text:p>8.03</text:p>
          </table:table-cell>
          <table:table-cell office:value-type="float" office:value="71512" table:style-name="ce26">
            <text:p>71,512</text:p>
          </table:table-cell>
          <table:table-cell office:value-type="float" office:value="37280" table:style-name="ce26">
            <text:p>37,280</text:p>
          </table:table-cell>
          <table:table-cell office:value-type="float" office:value="34232" table:style-name="ce26">
            <text:p>34,232</text:p>
          </table:table-cell>
          <table:table-cell office:value-type="float" office:value="8.7887562125465166" table:style-name="ce31">
            <text:p>8.79</text:p>
          </table:table-cell>
          <table:table-cell office:value-type="float" office:value="41112" table:style-name="ce26">
            <text:p>41,112</text:p>
          </table:table-cell>
          <table:table-cell office:value-type="float" office:value="21531" table:style-name="ce26">
            <text:p>21,531</text:p>
          </table:table-cell>
          <table:table-cell office:value-type="float" office:value="19581" table:style-name="ce26">
            <text:p>19,581</text:p>
          </table:table-cell>
          <table:table-cell office:value-type="float" office:value="5.0526253693116177" table:style-name="ce31">
            <text:p>5.05</text:p>
          </table:table-cell>
          <table:table-cell office:value-type="float" office:value="689160" table:style-name="ce26">
            <text:p>689,160</text:p>
          </table:table-cell>
          <table:table-cell office:value-type="float" office:value="349799" table:style-name="ce26">
            <text:p>349,799</text:p>
          </table:table-cell>
          <table:table-cell office:value-type="float" office:value="339361" table:style-name="ce26">
            <text:p>339,361</text:p>
          </table:table-cell>
          <table:table-cell office:value-type="float" office:value="84.697103023808012" table:style-name="ce31">
            <text:p>84.70</text:p>
          </table:table-cell>
          <table:table-cell office:value-type="float" office:value="145443" table:style-name="ce26">
            <text:p>145,443</text:p>
          </table:table-cell>
          <table:table-cell office:value-type="float" office:value="67952" table:style-name="ce26">
            <text:p>67,952</text:p>
          </table:table-cell>
          <table:table-cell office:value-type="float" office:value="77491" table:style-name="ce26">
            <text:p>77,491</text:p>
          </table:table-cell>
          <table:table-cell office:value-type="float" office:value="17.874805205020181" table:style-name="ce31">
            <text:p>17.87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臺東縣</text:p>
          </table:table-cell>
          <table:table-cell office:value-type="float" office:value="215468" table:style-name="ce26">
            <text:p>215,468</text:p>
          </table:table-cell>
          <table:table-cell office:value-type="float" office:value="110744" table:style-name="ce26">
            <text:p>110,744</text:p>
          </table:table-cell>
          <table:table-cell office:value-type="float" office:value="104724" table:style-name="ce26">
            <text:p>104,724</text:p>
          </table:table-cell>
          <table:table-cell office:value-type="float" office:value="7454" table:style-name="ce26">
            <text:p>7,454</text:p>
          </table:table-cell>
          <table:table-cell office:value-type="float" office:value="3916" table:style-name="ce26">
            <text:p>3,916</text:p>
          </table:table-cell>
          <table:table-cell office:value-type="float" office:value="3538" table:style-name="ce26">
            <text:p>3,538</text:p>
          </table:table-cell>
          <table:table-cell office:value-type="float" office:value="3.4594464143167429" table:style-name="ce31">
            <text:p>3.46</text:p>
          </table:table-cell>
          <table:table-cell office:value-type="float" office:value="10755" table:style-name="ce26">
            <text:p>10,755</text:p>
          </table:table-cell>
          <table:table-cell office:value-type="float" office:value="5613" table:style-name="ce26">
            <text:p>5,613</text:p>
          </table:table-cell>
          <table:table-cell office:value-type="float" office:value="5142" table:style-name="ce26">
            <text:p>5,142</text:p>
          </table:table-cell>
          <table:table-cell office:value-type="float" office:value="4.9914604488833607" table:style-name="ce35">
            <text:p>4.99</text:p>
          </table:table-cell>
          <table:table-cell office:value-type="float" office:value="19045" table:style-name="ce26">
            <text:p>19,045</text:p>
          </table:table-cell>
          <table:table-cell office:value-type="float" office:value="9972" table:style-name="ce26">
            <text:p>9,972</text:p>
          </table:table-cell>
          <table:table-cell office:value-type="float" office:value="9073" table:style-name="ce26">
            <text:p>9,073</text:p>
          </table:table-cell>
          <table:table-cell office:value-type="float" office:value="8.838899511760447" table:style-name="ce31">
            <text:p>8.84</text:p>
          </table:table-cell>
          <table:table-cell office:value-type="float" office:value="20837" table:style-name="ce26">
            <text:p>20,837</text:p>
          </table:table-cell>
          <table:table-cell office:value-type="float" office:value="10930" table:style-name="ce26">
            <text:p>10,930</text:p>
          </table:table-cell>
          <table:table-cell office:value-type="float" office:value="9907" table:style-name="ce26">
            <text:p>9,907</text:p>
          </table:table-cell>
          <table:table-cell office:value-type="float" office:value="9.6705775335548658" table:style-name="ce31">
            <text:p>9.67</text:p>
          </table:table-cell>
          <table:table-cell office:value-type="float" office:value="11781" table:style-name="ce26">
            <text:p>11,781</text:p>
          </table:table-cell>
          <table:table-cell office:value-type="float" office:value="6229" table:style-name="ce26">
            <text:p>6,229</text:p>
          </table:table-cell>
          <table:table-cell office:value-type="float" office:value="5552" table:style-name="ce26">
            <text:p>5,552</text:p>
          </table:table-cell>
          <table:table-cell office:value-type="float" office:value="5.4676332448437819" table:style-name="ce31">
            <text:p>5.47</text:p>
          </table:table-cell>
          <table:table-cell office:value-type="float" office:value="179679" table:style-name="ce26">
            <text:p>179,679</text:p>
          </table:table-cell>
          <table:table-cell office:value-type="float" office:value="91997" table:style-name="ce26">
            <text:p>91,997</text:p>
          </table:table-cell>
          <table:table-cell office:value-type="float" office:value="87682" table:style-name="ce26">
            <text:p>87,682</text:p>
          </table:table-cell>
          <table:table-cell office:value-type="float" office:value="83.390108972097948" table:style-name="ce31">
            <text:p>83.39</text:p>
          </table:table-cell>
          <table:table-cell office:value-type="float" office:value="37372" table:style-name="ce26">
            <text:p>37,372</text:p>
          </table:table-cell>
          <table:table-cell office:value-type="float" office:value="16892" table:style-name="ce26">
            <text:p>16,892</text:p>
          </table:table-cell>
          <table:table-cell office:value-type="float" office:value="20480" table:style-name="ce26">
            <text:p>20,480</text:p>
          </table:table-cell>
          <table:table-cell office:value-type="float" office:value="17.344570887556387" table:style-name="ce31">
            <text:p>17.3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花蓮縣</text:p>
          </table:table-cell>
          <table:table-cell office:value-type="float" office:value="324602" table:style-name="ce26">
            <text:p>324,602</text:p>
          </table:table-cell>
          <table:table-cell office:value-type="float" office:value="164173" table:style-name="ce26">
            <text:p>164,173</text:p>
          </table:table-cell>
          <table:table-cell office:value-type="float" office:value="160429" table:style-name="ce26">
            <text:p>160,429</text:p>
          </table:table-cell>
          <table:table-cell office:value-type="float" office:value="11969" table:style-name="ce26">
            <text:p>11,969</text:p>
          </table:table-cell>
          <table:table-cell office:value-type="float" office:value="6244" table:style-name="ce26">
            <text:p>6,244</text:p>
          </table:table-cell>
          <table:table-cell office:value-type="float" office:value="5725" table:style-name="ce26">
            <text:p>5,725</text:p>
          </table:table-cell>
          <table:table-cell office:value-type="float" office:value="3.6872847363848651" table:style-name="ce31">
            <text:p>3.69</text:p>
          </table:table-cell>
          <table:table-cell office:value-type="float" office:value="17298" table:style-name="ce26">
            <text:p>17,298</text:p>
          </table:table-cell>
          <table:table-cell office:value-type="float" office:value="9036" table:style-name="ce26">
            <text:p>9,036</text:p>
          </table:table-cell>
          <table:table-cell office:value-type="float" office:value="8262" table:style-name="ce26">
            <text:p>8,262</text:p>
          </table:table-cell>
          <table:table-cell office:value-type="float" office:value="5.3289874985366694" table:style-name="ce35">
            <text:p>5.33</text:p>
          </table:table-cell>
          <table:table-cell office:value-type="float" office:value="30028" table:style-name="ce26">
            <text:p>30,028</text:p>
          </table:table-cell>
          <table:table-cell office:value-type="float" office:value="15730" table:style-name="ce26">
            <text:p>15,730</text:p>
          </table:table-cell>
          <table:table-cell office:value-type="float" office:value="14298" table:style-name="ce26">
            <text:p>14,298</text:p>
          </table:table-cell>
          <table:table-cell office:value-type="float" office:value="9.2507131810648104" table:style-name="ce31">
            <text:p>9.25</text:p>
          </table:table-cell>
          <table:table-cell office:value-type="float" office:value="32627" table:style-name="ce26">
            <text:p>32,627</text:p>
          </table:table-cell>
          <table:table-cell office:value-type="float" office:value="17095" table:style-name="ce26">
            <text:p>17,095</text:p>
          </table:table-cell>
          <table:table-cell office:value-type="float" office:value="15532" table:style-name="ce26">
            <text:p>15,532</text:p>
          </table:table-cell>
          <table:table-cell office:value-type="float" office:value="10.051386005015372" table:style-name="ce31">
            <text:p>10.05</text:p>
          </table:table-cell>
          <table:table-cell office:value-type="float" office:value="17145" table:style-name="ce26">
            <text:p>17,145</text:p>
          </table:table-cell>
          <table:table-cell office:value-type="float" office:value="9016" table:style-name="ce26">
            <text:p>9,016</text:p>
          </table:table-cell>
          <table:table-cell office:value-type="float" office:value="8129" table:style-name="ce26">
            <text:p>8,129</text:p>
          </table:table-cell>
          <table:table-cell office:value-type="float" office:value="5.2818528536484681" table:style-name="ce31">
            <text:p>5.28</text:p>
          </table:table-cell>
          <table:table-cell office:value-type="float" office:value="270225" table:style-name="ce26">
            <text:p>270,225</text:p>
          </table:table-cell>
          <table:table-cell office:value-type="float" office:value="135683" table:style-name="ce26">
            <text:p>135,683</text:p>
          </table:table-cell>
          <table:table-cell office:value-type="float" office:value="134542" table:style-name="ce26">
            <text:p>134,542</text:p>
          </table:table-cell>
          <table:table-cell office:value-type="float" office:value="83.248100751073622" table:style-name="ce31">
            <text:p>83.25</text:p>
          </table:table-cell>
          <table:table-cell office:value-type="float" office:value="56280" table:style-name="ce26">
            <text:p>56,280</text:p>
          </table:table-cell>
          <table:table-cell office:value-type="float" office:value="25847" table:style-name="ce26">
            <text:p>25,847</text:p>
          </table:table-cell>
          <table:table-cell office:value-type="float" office:value="30433" table:style-name="ce26">
            <text:p>30,433</text:p>
          </table:table-cell>
          <table:table-cell office:value-type="float" office:value="17.338155649071787" table:style-name="ce31">
            <text:p>17.3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澎湖縣</text:p>
          </table:table-cell>
          <table:table-cell office:value-type="float" office:value="105912" table:style-name="ce26">
            <text:p>105,912</text:p>
          </table:table-cell>
          <table:table-cell office:value-type="float" office:value="54514" table:style-name="ce26">
            <text:p>54,514</text:p>
          </table:table-cell>
          <table:table-cell office:value-type="float" office:value="51398" table:style-name="ce26">
            <text:p>51,398</text:p>
          </table:table-cell>
          <table:table-cell office:value-type="float" office:value="4342" table:style-name="ce26">
            <text:p>4,342</text:p>
          </table:table-cell>
          <table:table-cell office:value-type="float" office:value="2282" table:style-name="ce26">
            <text:p>2,282</text:p>
          </table:table-cell>
          <table:table-cell office:value-type="float" office:value="2060" table:style-name="ce26">
            <text:p>2,060</text:p>
          </table:table-cell>
          <table:table-cell office:value-type="float" office:value="4.0996298814109826" table:style-name="ce31">
            <text:p>4.10</text:p>
          </table:table-cell>
          <table:table-cell office:value-type="float" office:value="5704" table:style-name="ce26">
            <text:p>5,704</text:p>
          </table:table-cell>
          <table:table-cell office:value-type="float" office:value="3018" table:style-name="ce26">
            <text:p>3,018</text:p>
          </table:table-cell>
          <table:table-cell office:value-type="float" office:value="2686" table:style-name="ce26">
            <text:p>2,686</text:p>
          </table:table-cell>
          <table:table-cell office:value-type="float" office:value="5.385603142231286" table:style-name="ce35">
            <text:p>5.39</text:p>
          </table:table-cell>
          <table:table-cell office:value-type="float" office:value="8852" table:style-name="ce26">
            <text:p>8,852</text:p>
          </table:table-cell>
          <table:table-cell office:value-type="float" office:value="4668" table:style-name="ce26">
            <text:p>4,668</text:p>
          </table:table-cell>
          <table:table-cell office:value-type="float" office:value="4184" table:style-name="ce26">
            <text:p>4,184</text:p>
          </table:table-cell>
          <table:table-cell office:value-type="float" office:value="8.3578820152579496" table:style-name="ce31">
            <text:p>8.36</text:p>
          </table:table-cell>
          <table:table-cell office:value-type="float" office:value="9496" table:style-name="ce26">
            <text:p>9,496</text:p>
          </table:table-cell>
          <table:table-cell office:value-type="float" office:value="5003" table:style-name="ce26">
            <text:p>5,003</text:p>
          </table:table-cell>
          <table:table-cell office:value-type="float" office:value="4493" table:style-name="ce26">
            <text:p>4,493</text:p>
          </table:table-cell>
          <table:table-cell office:value-type="float" office:value="8.9659339829292239" table:style-name="ce31">
            <text:p>8.97</text:p>
          </table:table-cell>
          <table:table-cell office:value-type="float" office:value="4661" table:style-name="ce26">
            <text:p>4,661</text:p>
          </table:table-cell>
          <table:table-cell office:value-type="float" office:value="2426" table:style-name="ce26">
            <text:p>2,426</text:p>
          </table:table-cell>
          <table:table-cell office:value-type="float" office:value="2235" table:style-name="ce26">
            <text:p>2,235</text:p>
          </table:table-cell>
          <table:table-cell office:value-type="float" office:value="4.4008233250245485" table:style-name="ce31">
            <text:p>4.40</text:p>
          </table:table-cell>
          <table:table-cell office:value-type="float" office:value="89478" table:style-name="ce26">
            <text:p>89,478</text:p>
          </table:table-cell>
          <table:table-cell office:value-type="float" office:value="45832" table:style-name="ce26">
            <text:p>45,832</text:p>
          </table:table-cell>
          <table:table-cell office:value-type="float" office:value="43646" table:style-name="ce26">
            <text:p>43,646</text:p>
          </table:table-cell>
          <table:table-cell office:value-type="float" office:value="84.483344663494222" table:style-name="ce31">
            <text:p>84.48</text:p>
          </table:table-cell>
          <table:table-cell office:value-type="float" office:value="17997" table:style-name="ce26">
            <text:p>17,997</text:p>
          </table:table-cell>
          <table:table-cell office:value-type="float" office:value="8370" table:style-name="ce26">
            <text:p>8,370</text:p>
          </table:table-cell>
          <table:table-cell office:value-type="float" office:value="9627" table:style-name="ce26">
            <text:p>9,627</text:p>
          </table:table-cell>
          <table:table-cell office:value-type="float" office:value="16.992408792204849" table:style-name="ce31">
            <text:p>16.99</text:p>
          </table:table-cell>
          <table:table-cell table:number-columns-repeated="16352"/>
        </table:table-row>
        <table:table-row table:style-name="ro7">
          <table:table-cell office:value-type="string" table:style-name="ce14">
            <text:p>基隆市</text:p>
          </table:table-cell>
          <table:table-cell office:value-type="float" office:value="367890" table:style-name="ce26">
            <text:p>367,890</text:p>
          </table:table-cell>
          <table:table-cell office:value-type="float" office:value="183494" table:style-name="ce26">
            <text:p>183,494</text:p>
          </table:table-cell>
          <table:table-cell office:value-type="float" office:value="184396" table:style-name="ce26">
            <text:p>184,396</text:p>
          </table:table-cell>
          <table:table-cell office:value-type="float" office:value="10948" table:style-name="ce26">
            <text:p>10,948</text:p>
          </table:table-cell>
          <table:table-cell office:value-type="float" office:value="5610" table:style-name="ce26">
            <text:p>5,610</text:p>
          </table:table-cell>
          <table:table-cell office:value-type="float" office:value="5338" table:style-name="ce26">
            <text:p>5,338</text:p>
          </table:table-cell>
          <table:table-cell office:value-type="float" office:value="2.9758895321971242" table:style-name="ce31">
            <text:p>2.98</text:p>
          </table:table-cell>
          <table:table-cell office:value-type="float" office:value="16117" table:style-name="ce26">
            <text:p>16,117</text:p>
          </table:table-cell>
          <table:table-cell office:value-type="float" office:value="8303" table:style-name="ce26">
            <text:p>8,303</text:p>
          </table:table-cell>
          <table:table-cell office:value-type="float" office:value="7814" table:style-name="ce26">
            <text:p>7,814</text:p>
          </table:table-cell>
          <table:table-cell office:value-type="float" office:value="4.3809290820625728" table:style-name="ce35">
            <text:p>4.38</text:p>
          </table:table-cell>
          <table:table-cell office:value-type="float" office:value="29186" table:style-name="ce26">
            <text:p>29,186</text:p>
          </table:table-cell>
          <table:table-cell office:value-type="float" office:value="15025" table:style-name="ce26">
            <text:p>15,025</text:p>
          </table:table-cell>
          <table:table-cell office:value-type="float" office:value="14161" table:style-name="ce26">
            <text:p>14,161</text:p>
          </table:table-cell>
          <table:table-cell office:value-type="float" office:value="7.9333496425561991" table:style-name="ce31">
            <text:p>7.93</text:p>
          </table:table-cell>
          <table:table-cell office:value-type="float" office:value="31870" table:style-name="ce26">
            <text:p>31,870</text:p>
          </table:table-cell>
          <table:table-cell office:value-type="float" office:value="16452" table:style-name="ce26">
            <text:p>16,452</text:p>
          </table:table-cell>
          <table:table-cell office:value-type="float" office:value="15418" table:style-name="ce26">
            <text:p>15,418</text:p>
          </table:table-cell>
          <table:table-cell office:value-type="float" office:value="8.6629155454075946" table:style-name="ce31">
            <text:p>8.66</text:p>
          </table:table-cell>
          <table:table-cell office:value-type="float" office:value="17816" table:style-name="ce26">
            <text:p>17,816</text:p>
          </table:table-cell>
          <table:table-cell office:value-type="float" office:value="9345" table:style-name="ce26">
            <text:p>9,345</text:p>
          </table:table-cell>
          <table:table-cell office:value-type="float" office:value="8471" table:style-name="ce26">
            <text:p>8,471</text:p>
          </table:table-cell>
          <table:table-cell office:value-type="float" office:value="4.842751909538177" table:style-name="ce31">
            <text:p>4.84</text:p>
          </table:table-cell>
          <table:table-cell office:value-type="float" office:value="313310" table:style-name="ce26">
            <text:p>313,310</text:p>
          </table:table-cell>
          <table:table-cell office:value-type="float" office:value="155116" table:style-name="ce26">
            <text:p>155,116</text:p>
          </table:table-cell>
          <table:table-cell office:value-type="float" office:value="158194" table:style-name="ce26">
            <text:p>158,194</text:p>
          </table:table-cell>
          <table:table-cell office:value-type="float" office:value="85.164043599989128" table:style-name="ce31">
            <text:p>85.16</text:p>
          </table:table-cell>
          <table:table-cell office:value-type="float" office:value="63800" table:style-name="ce26">
            <text:p>63,800</text:p>
          </table:table-cell>
          <table:table-cell office:value-type="float" office:value="28831" table:style-name="ce26">
            <text:p>28,831</text:p>
          </table:table-cell>
          <table:table-cell office:value-type="float" office:value="34969" table:style-name="ce26">
            <text:p>34,969</text:p>
          </table:table-cell>
          <table:table-cell office:value-type="float" office:value="17.342140313680719" table:style-name="ce31">
            <text:p>17.34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新竹市</text:p>
          </table:table-cell>
          <table:table-cell office:value-type="float" office:value="450793" table:style-name="ce26">
            <text:p>450,793</text:p>
          </table:table-cell>
          <table:table-cell office:value-type="float" office:value="222369" table:style-name="ce26">
            <text:p>222,369</text:p>
          </table:table-cell>
          <table:table-cell office:value-type="float" office:value="228424" table:style-name="ce26">
            <text:p>228,424</text:p>
          </table:table-cell>
          <table:table-cell office:value-type="float" office:value="22689" table:style-name="ce26">
            <text:p>22,689</text:p>
          </table:table-cell>
          <table:table-cell office:value-type="float" office:value="11681" table:style-name="ce26">
            <text:p>11,681</text:p>
          </table:table-cell>
          <table:table-cell office:value-type="float" office:value="11008" table:style-name="ce26">
            <text:p>11,008</text:p>
          </table:table-cell>
          <table:table-cell office:value-type="float" office:value="5.0331305055757305" table:style-name="ce31">
            <text:p>5.03</text:p>
          </table:table-cell>
          <table:table-cell office:value-type="float" office:value="34276" table:style-name="ce26">
            <text:p>34,276</text:p>
          </table:table-cell>
          <table:table-cell office:value-type="float" office:value="17693" table:style-name="ce26">
            <text:p>17,693</text:p>
          </table:table-cell>
          <table:table-cell office:value-type="float" office:value="16583" table:style-name="ce26">
            <text:p>16,583</text:p>
          </table:table-cell>
          <table:table-cell office:value-type="float" office:value="7.6034898501085868" table:style-name="ce35">
            <text:p>7.60</text:p>
          </table:table-cell>
          <table:table-cell office:value-type="float" office:value="61060" table:style-name="ce26">
            <text:p>61,060</text:p>
          </table:table-cell>
          <table:table-cell office:value-type="float" office:value="31677" table:style-name="ce26">
            <text:p>31,677</text:p>
          </table:table-cell>
          <table:table-cell office:value-type="float" office:value="29383" table:style-name="ce26">
            <text:p>29,383</text:p>
          </table:table-cell>
          <table:table-cell office:value-type="float" office:value="13.545019554429638" table:style-name="ce31">
            <text:p>13.55</text:p>
          </table:table-cell>
          <table:table-cell office:value-type="float" office:value="66332" table:style-name="ce26">
            <text:p>66,332</text:p>
          </table:table-cell>
          <table:table-cell office:value-type="float" office:value="34551" table:style-name="ce26">
            <text:p>34,551</text:p>
          </table:table-cell>
          <table:table-cell office:value-type="float" office:value="31781" table:style-name="ce26">
            <text:p>31,781</text:p>
          </table:table-cell>
          <table:table-cell office:value-type="float" office:value="14.714514200531065" table:style-name="ce31">
            <text:p>14.71</text:p>
          </table:table-cell>
          <table:table-cell office:value-type="float" office:value="29645" table:style-name="ce26">
            <text:p>29,645</text:p>
          </table:table-cell>
          <table:table-cell office:value-type="float" office:value="15522" table:style-name="ce26">
            <text:p>15,522</text:p>
          </table:table-cell>
          <table:table-cell office:value-type="float" office:value="14123" table:style-name="ce26">
            <text:p>14,123</text:p>
          </table:table-cell>
          <table:table-cell office:value-type="float" office:value="6.5761890712588702" table:style-name="ce31">
            <text:p>6.58</text:p>
          </table:table-cell>
          <table:table-cell office:value-type="float" office:value="349579" table:style-name="ce26">
            <text:p>349,579</text:p>
          </table:table-cell>
          <table:table-cell office:value-type="float" office:value="169675" table:style-name="ce26">
            <text:p>169,675</text:p>
          </table:table-cell>
          <table:table-cell office:value-type="float" office:value="179904" table:style-name="ce26">
            <text:p>179,904</text:p>
          </table:table-cell>
          <table:table-cell office:value-type="float" office:value="77.547566177824407" table:style-name="ce31">
            <text:p>77.55</text:p>
          </table:table-cell>
          <table:table-cell office:value-type="float" office:value="58643" table:style-name="ce26">
            <text:p>58,643</text:p>
          </table:table-cell>
          <table:table-cell office:value-type="float" office:value="26010" table:style-name="ce26">
            <text:p>26,010</text:p>
          </table:table-cell>
          <table:table-cell office:value-type="float" office:value="32633" table:style-name="ce26">
            <text:p>32,633</text:p>
          </table:table-cell>
          <table:table-cell office:value-type="float" office:value="13.008853287429043" table:style-name="ce31">
            <text:p>13.01</text:p>
          </table:table-cell>
          <table:table-cell table:number-columns-repeated="16352"/>
        </table:table-row>
        <table:table-row table:style-name="ro2">
          <table:table-cell office:value-type="string" table:style-name="ce14">
            <text:p>嘉義市</text:p>
          </table:table-cell>
          <table:table-cell office:value-type="float" office:value="266251" table:style-name="ce26">
            <text:p>266,251</text:p>
          </table:table-cell>
          <table:table-cell office:value-type="float" office:value="128901" table:style-name="ce26">
            <text:p>128,901</text:p>
          </table:table-cell>
          <table:table-cell office:value-type="float" office:value="137350" table:style-name="ce26">
            <text:p>137,350</text:p>
          </table:table-cell>
          <table:table-cell office:value-type="float" office:value="9773" table:style-name="ce26">
            <text:p>9,773</text:p>
          </table:table-cell>
          <table:table-cell office:value-type="float" office:value="5098" table:style-name="ce26">
            <text:p>5,098</text:p>
          </table:table-cell>
          <table:table-cell office:value-type="float" office:value="4675" table:style-name="ce26">
            <text:p>4,675</text:p>
          </table:table-cell>
          <table:table-cell office:value-type="float" office:value="3.6705965423604039" table:style-name="ce31">
            <text:p>3.67</text:p>
          </table:table-cell>
          <table:table-cell office:value-type="float" office:value="14681" table:style-name="ce26">
            <text:p>14,681</text:p>
          </table:table-cell>
          <table:table-cell office:value-type="float" office:value="7656" table:style-name="ce26">
            <text:p>7,656</text:p>
          </table:table-cell>
          <table:table-cell office:value-type="float" office:value="7025" table:style-name="ce26">
            <text:p>7,025</text:p>
          </table:table-cell>
          <table:table-cell office:value-type="float" office:value="5.5139699005825333" table:style-name="ce35">
            <text:p>5.51</text:p>
          </table:table-cell>
          <table:table-cell office:value-type="float" office:value="27211" table:style-name="ce26">
            <text:p>27,211</text:p>
          </table:table-cell>
          <table:table-cell office:value-type="float" office:value="14226" table:style-name="ce26">
            <text:p>14,226</text:p>
          </table:table-cell>
          <table:table-cell office:value-type="float" office:value="12985" table:style-name="ce26">
            <text:p>12,985</text:p>
          </table:table-cell>
          <table:table-cell office:value-type="float" office:value="10.220055511528594" table:style-name="ce31">
            <text:p>10.22</text:p>
          </table:table-cell>
          <table:table-cell office:value-type="float" office:value="29958" table:style-name="ce26">
            <text:p>29,958</text:p>
          </table:table-cell>
          <table:table-cell office:value-type="float" office:value="15717" table:style-name="ce26">
            <text:p>15,717</text:p>
          </table:table-cell>
          <table:table-cell office:value-type="float" office:value="14241" table:style-name="ce26">
            <text:p>14,241</text:p>
          </table:table-cell>
          <table:table-cell office:value-type="float" office:value="11.251788725676146" table:style-name="ce31">
            <text:p>11.25</text:p>
          </table:table-cell>
          <table:table-cell office:value-type="float" office:value="16435" table:style-name="ce26">
            <text:p>16,435</text:p>
          </table:table-cell>
          <table:table-cell office:value-type="float" office:value="8596" table:style-name="ce26">
            <text:p>8,596</text:p>
          </table:table-cell>
          <table:table-cell office:value-type="float" office:value="7839" table:style-name="ce26">
            <text:p>7,839</text:p>
          </table:table-cell>
          <table:table-cell office:value-type="float" office:value="6.1727467690262197" table:style-name="ce31">
            <text:p>6.17</text:p>
          </table:table-cell>
          <table:table-cell office:value-type="float" office:value="216109" table:style-name="ce26">
            <text:p>216,109</text:p>
          </table:table-cell>
          <table:table-cell office:value-type="float" office:value="102674" table:style-name="ce26">
            <text:p>102,674</text:p>
          </table:table-cell>
          <table:table-cell office:value-type="float" office:value="113435" table:style-name="ce26">
            <text:p>113,435</text:p>
          </table:table-cell>
          <table:table-cell office:value-type="float" office:value="81.16739467645192" table:style-name="ce31">
            <text:p>81.17</text:p>
          </table:table-cell>
          <table:table-cell office:value-type="float" office:value="43017" table:style-name="ce26">
            <text:p>43,017</text:p>
          </table:table-cell>
          <table:table-cell office:value-type="float" office:value="18946" table:style-name="ce26">
            <text:p>18,946</text:p>
          </table:table-cell>
          <table:table-cell office:value-type="float" office:value="24071" table:style-name="ce26">
            <text:p>24,071</text:p>
          </table:table-cell>
          <table:table-cell office:value-type="float" office:value="16.156559036397987" table:style-name="ce31">
            <text:p>16.16</text:p>
          </table:table-cell>
          <table:table-cell table:number-columns-repeated="16352"/>
        </table:table-row>
        <table:table-row table:style-name="ro9">
          <table:table-cell office:value-type="string" table:style-name="ce15">
            <text:p>福建省</text:p>
          </table:table-cell>
          <table:table-cell office:value-type="float" office:value="153569" table:style-name="ce25">
            <text:p>153,569</text:p>
          </table:table-cell>
          <table:table-cell office:value-type="float" office:value="77671" table:style-name="ce25">
            <text:p>77,671</text:p>
          </table:table-cell>
          <table:table-cell office:value-type="float" office:value="75898" table:style-name="ce25">
            <text:p>75,898</text:p>
          </table:table-cell>
          <table:table-cell office:value-type="float" office:value="5486" table:style-name="ce25">
            <text:p>5,486</text:p>
          </table:table-cell>
          <table:table-cell office:value-type="float" office:value="2818" table:style-name="ce25">
            <text:p>2,818</text:p>
          </table:table-cell>
          <table:table-cell office:value-type="float" office:value="2668" table:style-name="ce25">
            <text:p>2,668</text:p>
          </table:table-cell>
          <table:table-cell office:value-type="float" office:value="3.5723355625158724" table:style-name="ce30">
            <text:p>3.57</text:p>
          </table:table-cell>
          <table:table-cell office:value-type="float" office:value="7296" table:style-name="ce25">
            <text:p>7,296</text:p>
          </table:table-cell>
          <table:table-cell office:value-type="float" office:value="3754" table:style-name="ce25">
            <text:p>3,754</text:p>
          </table:table-cell>
          <table:table-cell office:value-type="float" office:value="3542" table:style-name="ce25">
            <text:p>3,542</text:p>
          </table:table-cell>
          <table:table-cell office:value-type="float" office:value="4.7509588523725492" table:style-name="ce34">
            <text:p>4.75</text:p>
          </table:table-cell>
          <table:table-cell office:value-type="float" office:value="11617" table:style-name="ce25">
            <text:p>11,617</text:p>
          </table:table-cell>
          <table:table-cell office:value-type="float" office:value="6003" table:style-name="ce25">
            <text:p>6,003</text:p>
          </table:table-cell>
          <table:table-cell office:value-type="float" office:value="5614" table:style-name="ce25">
            <text:p>5,614</text:p>
          </table:table-cell>
          <table:table-cell office:value-type="float" office:value="7.5646777669972449" table:style-name="ce30">
            <text:p>7.56</text:p>
          </table:table-cell>
          <table:table-cell office:value-type="float" office:value="12401" table:style-name="ce25">
            <text:p>12,401</text:p>
          </table:table-cell>
          <table:table-cell office:value-type="float" office:value="6422" table:style-name="ce25">
            <text:p>6,422</text:p>
          </table:table-cell>
          <table:table-cell office:value-type="float" office:value="5979" table:style-name="ce25">
            <text:p>5,979</text:p>
          </table:table-cell>
          <table:table-cell office:value-type="float" office:value="8.0751974682390326" table:style-name="ce30">
            <text:p>8.08</text:p>
          </table:table-cell>
          <table:table-cell office:value-type="float" office:value="5554" table:style-name="ce25">
            <text:p>5,554</text:p>
          </table:table-cell>
          <table:table-cell office:value-type="float" office:value="2944" table:style-name="ce25">
            <text:p>2,944</text:p>
          </table:table-cell>
          <table:table-cell office:value-type="float" office:value="2610" table:style-name="ce25">
            <text:p>2,610</text:p>
          </table:table-cell>
          <table:table-cell office:value-type="float" office:value="3.6166153325215373" table:style-name="ce30">
            <text:p>3.62</text:p>
          </table:table-cell>
          <table:table-cell office:value-type="float" office:value="132621" table:style-name="ce25">
            <text:p>132,621</text:p>
          </table:table-cell>
          <table:table-cell office:value-type="float" office:value="66737" table:style-name="ce25">
            <text:p>66,737</text:p>
          </table:table-cell>
          <table:table-cell office:value-type="float" office:value="65884" table:style-name="ce25">
            <text:p>65,884</text:p>
          </table:table-cell>
          <table:table-cell office:value-type="float" office:value="86.359226145901843" table:style-name="ce30">
            <text:p>86.36</text:p>
          </table:table-cell>
          <table:table-cell office:value-type="float" office:value="21694" table:style-name="ce25">
            <text:p>21,694</text:p>
          </table:table-cell>
          <table:table-cell office:value-type="float" office:value="10524" table:style-name="ce25">
            <text:p>10,524</text:p>
          </table:table-cell>
          <table:table-cell office:value-type="float" office:value="11170" table:style-name="ce25">
            <text:p>11,170</text:p>
          </table:table-cell>
          <table:table-cell office:value-type="float" office:value="14.126548977983838" table:style-name="ce30">
            <text:p>14.13</text:p>
          </table:table-cell>
          <table:table-cell table:number-columns-repeated="16352"/>
        </table:table-row>
        <table:table-row table:style-name="ro10">
          <table:table-cell office:value-type="string" table:style-name="ce14">
            <text:p>金門縣</text:p>
          </table:table-cell>
          <table:table-cell office:value-type="float" office:value="140420" table:style-name="ce26">
            <text:p>140,420</text:p>
          </table:table-cell>
          <table:table-cell office:value-type="float" office:value="70103" table:style-name="ce26">
            <text:p>70,103</text:p>
          </table:table-cell>
          <table:table-cell office:value-type="float" office:value="70317" table:style-name="ce26">
            <text:p>70,317</text:p>
          </table:table-cell>
          <table:table-cell office:value-type="float" office:value="4888" table:style-name="ce26">
            <text:p>4,888</text:p>
          </table:table-cell>
          <table:table-cell office:value-type="float" office:value="2487" table:style-name="ce26">
            <text:p>2,487</text:p>
          </table:table-cell>
          <table:table-cell office:value-type="float" office:value="2401" table:style-name="ce26">
            <text:p>2,401</text:p>
          </table:table-cell>
          <table:table-cell office:value-type="float" office:value="3.4809856145848168" table:style-name="ce31">
            <text:p>3.48</text:p>
          </table:table-cell>
          <table:table-cell office:value-type="float" office:value="6515" table:style-name="ce26">
            <text:p>6,515</text:p>
          </table:table-cell>
          <table:table-cell office:value-type="float" office:value="3332" table:style-name="ce26">
            <text:p>3,332</text:p>
          </table:table-cell>
          <table:table-cell office:value-type="float" office:value="3183" table:style-name="ce26">
            <text:p>3,183</text:p>
          </table:table-cell>
          <table:table-cell office:value-type="float" office:value="4.6396524711579543" table:style-name="ce35">
            <text:p>4.64</text:p>
          </table:table-cell>
          <table:table-cell office:value-type="float" office:value="10373" table:style-name="ce26">
            <text:p>10,373</text:p>
          </table:table-cell>
          <table:table-cell office:value-type="float" office:value="5332" table:style-name="ce26">
            <text:p>5,332</text:p>
          </table:table-cell>
          <table:table-cell office:value-type="float" office:value="5041" table:style-name="ce26">
            <text:p>5,041</text:p>
          </table:table-cell>
          <table:table-cell office:value-type="float" office:value="7.387124341261929" table:style-name="ce31">
            <text:p>7.39</text:p>
          </table:table-cell>
          <table:table-cell office:value-type="float" office:value="11078" table:style-name="ce26">
            <text:p>11,078</text:p>
          </table:table-cell>
          <table:table-cell office:value-type="float" office:value="5713" table:style-name="ce26">
            <text:p>5,713</text:p>
          </table:table-cell>
          <table:table-cell office:value-type="float" office:value="5365" table:style-name="ce26">
            <text:p>5,365</text:p>
          </table:table-cell>
          <table:table-cell office:value-type="float" office:value="7.8891895741347389" table:style-name="ce31">
            <text:p>7.89</text:p>
          </table:table-cell>
          <table:table-cell office:value-type="float" office:value="5006" table:style-name="ce26">
            <text:p>5,006</text:p>
          </table:table-cell>
          <table:table-cell office:value-type="float" office:value="2649" table:style-name="ce26">
            <text:p>2,649</text:p>
          </table:table-cell>
          <table:table-cell office:value-type="float" office:value="2357" table:style-name="ce26">
            <text:p>2,357</text:p>
          </table:table-cell>
          <table:table-cell office:value-type="float" office:value="3.5650192280301951" table:style-name="ce31">
            <text:p>3.57</text:p>
          </table:table-cell>
          <table:table-cell office:value-type="float" office:value="121541" table:style-name="ce26">
            <text:p>121,541</text:p>
          </table:table-cell>
          <table:table-cell office:value-type="float" office:value="60290" table:style-name="ce26">
            <text:p>60,290</text:p>
          </table:table-cell>
          <table:table-cell office:value-type="float" office:value="61251" table:style-name="ce26">
            <text:p>61,251</text:p>
          </table:table-cell>
          <table:table-cell office:value-type="float" office:value="86.555333998005977" table:style-name="ce31">
            <text:p>86.56</text:p>
          </table:table-cell>
          <table:table-cell office:value-type="float" office:value="20039" table:style-name="ce26">
            <text:p>20,039</text:p>
          </table:table-cell>
          <table:table-cell office:value-type="float" office:value="9626" table:style-name="ce26">
            <text:p>9,626</text:p>
          </table:table-cell>
          <table:table-cell office:value-type="float" office:value="10413" table:style-name="ce26">
            <text:p>10,413</text:p>
          </table:table-cell>
          <table:table-cell office:value-type="float" office:value="14.270759151118073" table:style-name="ce31">
            <text:p>14.27</text:p>
          </table:table-cell>
          <table:table-cell table:number-columns-repeated="16352"/>
        </table:table-row>
        <table:table-row table:style-name="ro11">
          <table:table-cell office:value-type="string" table:style-name="ce13">
            <text:p>連江縣</text:p>
          </table:table-cell>
          <table:table-cell office:value-type="float" office:value="13149" table:style-name="ce27">
            <text:p>13,149</text:p>
          </table:table-cell>
          <table:table-cell office:value-type="float" office:value="7568" table:style-name="ce28">
            <text:p>7,568</text:p>
          </table:table-cell>
          <table:table-cell office:value-type="float" office:value="5581" table:style-name="ce28">
            <text:p>5,581</text:p>
          </table:table-cell>
          <table:table-cell office:value-type="float" office:value="598" table:style-name="ce27">
            <text:p>598</text:p>
          </table:table-cell>
          <table:table-cell office:value-type="float" office:value="331" table:style-name="ce28">
            <text:p>331</text:p>
          </table:table-cell>
          <table:table-cell office:value-type="float" office:value="267" table:style-name="ce28">
            <text:p>267</text:p>
          </table:table-cell>
          <table:table-cell office:value-type="float" office:value="4.5478743630694343" table:style-name="ce32">
            <text:p>4.55</text:p>
          </table:table-cell>
          <table:table-cell office:value-type="float" office:value="781" table:style-name="ce27">
            <text:p>781</text:p>
          </table:table-cell>
          <table:table-cell office:value-type="float" office:value="422" table:style-name="ce28">
            <text:p>422</text:p>
          </table:table-cell>
          <table:table-cell office:value-type="float" office:value="359" table:style-name="ce28">
            <text:p>359</text:p>
          </table:table-cell>
          <table:table-cell office:value-type="float" office:value="5.9396151798615859" table:style-name="ce36">
            <text:p>5.94</text:p>
          </table:table-cell>
          <table:table-cell office:value-type="float" office:value="1244" table:style-name="ce27">
            <text:p>1,244</text:p>
          </table:table-cell>
          <table:table-cell office:value-type="float" office:value="671" table:style-name="ce28">
            <text:p>671</text:p>
          </table:table-cell>
          <table:table-cell office:value-type="float" office:value="573" table:style-name="ce28">
            <text:p>573</text:p>
          </table:table-cell>
          <table:table-cell office:value-type="float" office:value="9.4607954977564823" table:style-name="ce32">
            <text:p>9.46</text:p>
          </table:table-cell>
          <table:table-cell office:value-type="float" office:value="1323" table:style-name="ce27">
            <text:p>1,323</text:p>
          </table:table-cell>
          <table:table-cell office:value-type="float" office:value="709" table:style-name="ce28">
            <text:p>709</text:p>
          </table:table-cell>
          <table:table-cell office:value-type="float" office:value="614" table:style-name="ce28">
            <text:p>614</text:p>
          </table:table-cell>
          <table:table-cell office:value-type="float" office:value="10.061601642710473" table:style-name="ce32">
            <text:p>10.06</text:p>
          </table:table-cell>
          <table:table-cell office:value-type="float" office:value="548" table:style-name="ce27">
            <text:p>548</text:p>
          </table:table-cell>
          <table:table-cell office:value-type="float" office:value="295" table:style-name="ce28">
            <text:p>295</text:p>
          </table:table-cell>
          <table:table-cell office:value-type="float" office:value="253" table:style-name="ce28">
            <text:p>253</text:p>
          </table:table-cell>
          <table:table-cell office:value-type="float" office:value="4.1676173093010878" table:style-name="ce32">
            <text:p>4.17</text:p>
          </table:table-cell>
          <table:table-cell office:value-type="float" office:value="11080" table:style-name="ce27">
            <text:p>11,080</text:p>
          </table:table-cell>
          <table:table-cell office:value-type="float" office:value="6447" table:style-name="ce28">
            <text:p>6,447</text:p>
          </table:table-cell>
          <table:table-cell office:value-type="float" office:value="4633" table:style-name="ce28">
            <text:p>4,633</text:p>
          </table:table-cell>
          <table:table-cell office:value-type="float" office:value="84.264963115065783" table:style-name="ce32">
            <text:p>84.26</text:p>
          </table:table-cell>
          <table:table-cell office:value-type="float" office:value="1655" table:style-name="ce27">
            <text:p>1,655</text:p>
          </table:table-cell>
          <table:table-cell office:value-type="float" office:value="898" table:style-name="ce28">
            <text:p>898</text:p>
          </table:table-cell>
          <table:table-cell office:value-type="float" office:value="757" table:style-name="ce28">
            <text:p>757</text:p>
          </table:table-cell>
          <table:table-cell office:value-type="float" office:value="12.5865084797323" table:style-name="ce32">
            <text:p>12.59</text:p>
          </table:table-cell>
          <table:table-cell table:number-columns-repeated="16352" table:style-name="ce12"/>
        </table:table-row>
        <table:table-row table:style-name="ro12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<text:s text:c="16"/>內政部戶政司 <text:s/>109年11月9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range table:name="Print_Area" table:cell-range-address="05-年齡結構.$A$1:05-年齡結構.$AF$30" table:base-cell-address="05-年齡結構.$A$1"/>
        </table:named-expressions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05555555556in" fo:margin-bottom="0.196527777777778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05T08:18:51Z</dc:date>
    <meta:print-date>2020-11-04T07:50:32Z</meta:print-date>
  </office:meta>
</office:document-meta>
</file>